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72cm" style:use-optimal-column-width="false" fo:break-before="auto"/>
    </style:style>
    <style:style style:family="table-column" style:name="co3">
      <style:table-column-properties style:column-width="3.069cm" style:use-optimal-column-width="false" fo:break-before="auto"/>
    </style:style>
    <style:style style:family="table-column" style:name="co4">
      <style:table-column-properties style:column-width="2.911cm" style:use-optimal-column-width="false" fo:break-before="auto"/>
    </style:style>
    <style:style style:family="table-column" style:name="co5">
      <style:table-column-properties style:column-width="3.069cm" style:use-optimal-column-width="false" fo:break-before="auto"/>
    </style:style>
    <style:style style:family="table-column" style:name="co6">
      <style:table-column-properties style:column-width="3.228cm" style:use-optimal-column-width="false" fo:break-before="auto"/>
    </style:style>
    <style:style style:family="table-column" style:name="co7">
      <style:table-column-properties style:column-width="3.519cm" style:use-optimal-column-width="false" fo:break-before="auto"/>
    </style:style>
    <style:style style:family="table-column" style:name="co8">
      <style:table-column-properties style:column-width="3.36cm" style:use-optimal-column-width="false" fo:break-before="auto"/>
    </style:style>
    <style:style style:family="table-column" style:name="co9">
      <style:table-column-properties style:column-width="1.482cm" style:use-optimal-column-width="false" fo:break-before="auto"/>
    </style:style>
    <style:style style:family="table-column" style:name="co10">
      <style:table-column-properties style:column-width="1.641cm" style:use-optimal-column-width="false" fo:break-before="auto"/>
    </style:style>
    <style:style style:family="table-column" style:name="co11">
      <style:table-column-properties style:column-width="1.641cm" fo:break-before="auto"/>
    </style:style>
    <style:style style:family="table-row" style:name="ro2">
      <style:table-row-properties style:row-height="14.2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ext" style:name="T3">
      <style:text-properties fo:color="#000000" fo:font-family="Calibri" fo:font-size="11pt" fo:font-style="normal" style:text-underline-type="none" fo:font-weight="normal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ext" style:name="T5">
      <style:text-properties fo:color="#000000" fo:font-family="Calibri" fo:font-size="11pt" fo:font-style="normal" style:text-underline-type="none" fo:font-weight="normal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able-row" style:name="ro3">
      <style:table-row-properties style:row-height="14.2pt" style:use-optimal-row-height="false" fo:break-before="auto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able-row" style:name="ro4">
      <style:table-row-properties style:row-height="14.2pt" style:use-optimal-row-height="false" fo:break-before="auto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able-row" style:name="ro5">
      <style:table-row-properties style:row-height="14.2pt" style:use-optimal-row-height="false" fo:break-before="auto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able-row" style:name="ro6">
      <style:table-row-properties style:row-height="14.2pt" style:use-optimal-row-height="false" fo:break-before="auto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able-row" style:name="ro7">
      <style:table-row-properties style:row-height="14.2pt" style:use-optimal-row-height="false" fo:break-before="auto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able-row" style:name="ro8">
      <style:table-row-properties style:row-height="14.2pt" style:use-optimal-row-height="false" fo:break-before="auto"/>
    </style:style>
    <style:style style:family="text" style:name="T13">
      <style:text-properties fo:color="#000000" fo:font-family="Calibri" fo:font-size="11pt" fo:font-style="normal" style:text-underline-type="none" fo:font-weight="normal"/>
    </style:style>
    <style:style style:family="table-row" style:name="ro9">
      <style:table-row-properties style:row-height="14.2pt" style:use-optimal-row-height="false" fo:break-before="auto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able-row" style:name="ro10">
      <style:table-row-properties style:row-height="14.2pt" style:use-optimal-row-height="false" fo:break-before="auto"/>
    </style:style>
    <style:style style:family="text" style:name="T15">
      <style:text-properties fo:color="#000000" fo:font-family="Calibri" fo:font-size="11pt" fo:font-style="normal" style:text-underline-type="none" fo:font-weight="normal"/>
    </style:style>
    <style:style style:family="table-row" style:name="ro11">
      <style:table-row-properties style:row-height="14.2pt" style:use-optimal-row-height="false" fo:break-before="auto"/>
    </style:style>
    <style:style style:family="text" style:name="T16">
      <style:text-properties fo:color="#000000" fo:font-family="Calibri" fo:font-size="11pt" fo:font-style="normal" style:text-underline-type="none" fo:font-weight="normal"/>
    </style:style>
    <style:style style:family="table-row" style:name="ro12">
      <style:table-row-properties style:row-height="14.2pt" style:use-optimal-row-height="false" fo:break-before="auto"/>
    </style:style>
    <style:style style:family="text" style:name="T17">
      <style:text-properties fo:color="#000000" fo:font-family="Calibri" fo:font-size="11pt" fo:font-style="normal" style:text-underline-type="none" fo:font-weight="normal"/>
    </style:style>
    <style:style style:family="table-row" style:name="ro13">
      <style:table-row-properties style:row-height="14.2pt" style:use-optimal-row-height="false" fo:break-before="auto"/>
    </style:style>
    <style:style style:family="text" style:name="T18">
      <style:text-properties fo:color="#000000" fo:font-family="Calibri" fo:font-size="11pt" fo:font-style="normal" style:text-underline-type="none" fo:font-weight="normal"/>
    </style:style>
    <style:style style:family="table-row" style:name="ro14">
      <style:table-row-properties style:row-height="14.2pt" style:use-optimal-row-height="false" fo:break-before="auto"/>
    </style:style>
    <style:style style:family="text" style:name="T19">
      <style:text-properties fo:color="#000000" fo:font-family="Calibri" fo:font-size="11pt" fo:font-style="normal" style:text-underline-type="none" fo:font-weight="normal"/>
    </style:style>
    <style:style style:family="table-row" style:name="ro15">
      <style:table-row-properties style:row-height="14.2pt" style:use-optimal-row-height="false" fo:break-before="auto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able-row" style:name="ro16">
      <style:table-row-properties style:row-height="14.2pt" style:use-optimal-row-height="false" fo:break-before="auto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able-row" style:name="ro17">
      <style:table-row-properties style:row-height="14.2pt" style:use-optimal-row-height="false" fo:break-before="auto"/>
    </style:style>
    <style:style style:family="text" style:name="T22">
      <style:text-properties fo:color="#000000" fo:font-family="Calibri" fo:font-size="11pt" fo:font-style="normal" style:text-underline-type="none" fo:font-weight="normal"/>
    </style:style>
    <style:style style:family="table-row" style:name="ro18">
      <style:table-row-properties style:row-height="14.2pt" style:use-optimal-row-height="false" fo:break-before="auto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able-row" style:name="ro19">
      <style:table-row-properties style:row-height="14.2pt" style:use-optimal-row-height="false" fo:break-before="auto"/>
    </style:style>
    <style:style style:family="text" style:name="T24">
      <style:text-properties fo:color="#000000" fo:font-family="Calibri" fo:font-size="11pt" fo:font-style="normal" style:text-underline-type="none" fo:font-weight="bold"/>
    </style:style>
    <style:style style:family="table-row" style:name="ro20">
      <style:table-row-properties style:row-height="14.2pt" style:use-optimal-row-height="false" fo:break-before="auto"/>
    </style:style>
    <style:style style:family="table-row" style:name="ro21">
      <style:table-row-properties style:row-height="15pt" style:use-optimal-row-height="false" fo:break-before="auto"/>
    </style:style>
    <style:style style:family="table-row" style:name="ro22">
      <style:table-row-properties style:row-height="14.2pt" style:use-optimal-row-height="false" fo:break-before="auto"/>
    </style:style>
    <style:style style:family="table-row" style:name="ro23">
      <style:table-row-properties style:row-height="15pt" style:use-optimal-row-height="false" fo:break-before="auto"/>
    </style:style>
    <style:style style:family="table-row" style:name="ro24">
      <style:table-row-properties style:row-height="14.2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2">
      <style:table-column-properties style:column-width="1.799cm" fo:break-before="auto"/>
    </style:style>
    <style:style style:family="table-row" style:name="ro25">
      <style:table-row-properties style:row-height="0.5292cm" fo:break-before="auto"/>
    </style:style>
    <style:style style:family="table-column" style:name="co13">
      <style:table-column-properties style:column-width="1.72cm" style:use-optimal-column-width="false" fo:break-before="auto"/>
    </style:style>
    <style:style style:family="table-column" style:name="co14">
      <style:table-column-properties style:column-width="2.911cm" style:use-optimal-column-width="false" fo:break-before="auto"/>
    </style:style>
    <style:style style:family="table-column" style:name="co15">
      <style:table-column-properties style:column-width="3.069cm" style:use-optimal-column-width="false" fo:break-before="auto"/>
    </style:style>
    <style:style style:family="table-column" style:name="co16">
      <style:table-column-properties style:column-width="3.228cm" style:use-optimal-column-width="false" fo:break-before="auto"/>
    </style:style>
    <style:style style:family="table-column" style:name="co17">
      <style:table-column-properties style:column-width="3.519cm" style:use-optimal-column-width="false" fo:break-before="auto"/>
    </style:style>
    <style:style style:family="table-column" style:name="co18">
      <style:table-column-properties style:column-width="3.466cm" style:use-optimal-column-width="false" fo:break-before="auto"/>
    </style:style>
    <style:style style:family="table-column" style:name="co19">
      <style:table-column-properties style:column-width="1.482cm" style:use-optimal-column-width="false" fo:break-before="auto"/>
    </style:style>
    <style:style style:family="table-column" style:name="co20">
      <style:table-column-properties style:column-width="1.641cm" style:use-optimal-column-width="false" fo:break-before="auto"/>
    </style:style>
    <style:style style:family="table-column" style:name="co21">
      <style:table-column-properties style:column-width="1.641cm" fo:break-before="auto"/>
    </style:style>
    <style:style style:family="table-row" style:name="ro26">
      <style:table-row-properties style:row-height="14.25pt" style:use-optimal-row-height="false" fo:break-before="auto"/>
    </style:style>
    <style:style style:family="text" style:name="T25">
      <style:text-properties fo:color="#000000" fo:font-family="Calibri" fo:font-size="11pt" fo:font-style="normal" style:text-underline-type="none" fo:font-weight="normal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4.25pt" style:use-optimal-row-height="false" fo:break-before="auto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4.25pt" style:use-optimal-row-height="false" fo:break-before="auto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4.25pt" style:use-optimal-row-height="false" fo:break-before="auto"/>
    </style:style>
    <style:style style:family="text" style:name="T34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4.25pt" style:use-optimal-row-height="false" fo:break-before="auto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4.25pt" style:use-optimal-row-height="false" fo:break-before="auto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able-row" style:name="ro32">
      <style:table-row-properties style:row-height="14.25pt" style:use-optimal-row-height="false" fo:break-before="auto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able-row" style:name="ro33">
      <style:table-row-properties style:row-height="14.25pt" style:use-optimal-row-height="false" fo:break-before="auto"/>
    </style:style>
    <style:style style:family="text" style:name="T38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4.25pt" style:use-optimal-row-height="false" fo:break-before="auto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4.25pt" style:use-optimal-row-height="false" fo:break-before="auto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4.25pt" style:use-optimal-row-height="false" fo:break-before="auto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able-row" style:name="ro37">
      <style:table-row-properties style:row-height="14.25pt" style:use-optimal-row-height="false" fo:break-before="auto"/>
    </style:style>
    <style:style style:family="text" style:name="T42">
      <style:text-properties fo:color="#000000" fo:font-family="Calibri" fo:font-size="11pt" fo:font-style="normal" style:text-underline-type="none" fo:font-weight="normal"/>
    </style:style>
    <style:style style:family="table-row" style:name="ro38">
      <style:table-row-properties style:row-height="14.25pt" style:use-optimal-row-height="false" fo:break-before="auto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4.25pt" style:use-optimal-row-height="false" fo:break-before="auto"/>
    </style:style>
    <style:style style:family="text" style:name="T44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4.25pt" style:use-optimal-row-height="false" fo:break-before="auto"/>
    </style:style>
    <style:style style:family="text" style:name="T45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4.25pt" style:use-optimal-row-height="false" fo:break-before="auto"/>
    </style:style>
    <style:style style:family="text" style:name="T46">
      <style:text-properties fo:color="#000000" fo:font-family="Calibri" fo:font-size="11pt" fo:font-style="normal" style:text-underline-type="none" fo:font-weight="normal"/>
    </style:style>
    <style:style style:family="table-row" style:name="ro42">
      <style:table-row-properties style:row-height="14.25pt" style:use-optimal-row-height="false" fo:break-before="auto"/>
    </style:style>
    <style:style style:family="text" style:name="T47">
      <style:text-properties fo:color="#000000" fo:font-family="Calibri" fo:font-size="11pt" fo:font-style="normal" style:text-underline-type="none" fo:font-weight="normal"/>
    </style:style>
    <style:style style:family="table-row" style:name="ro43">
      <style:table-row-properties style:row-height="14.25pt" style:use-optimal-row-height="false" fo:break-before="auto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able-row" style:name="ro44">
      <style:table-row-properties style:row-height="14.25pt" style:use-optimal-row-height="false" fo:break-before="auto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4.25pt" style:use-optimal-row-height="false" fo:break-before="auto"/>
    </style:style>
    <style:style style:family="text" style:name="T50">
      <style:text-properties fo:color="#000000" fo:font-family="Calibri" fo:font-size="11pt" fo:font-style="normal" style:text-underline-type="none" fo:font-weight="normal"/>
    </style:style>
    <style:style style:family="table-row" style:name="ro46">
      <style:table-row-properties style:row-height="14.25pt" style:use-optimal-row-height="false" fo:break-before="auto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able-row" style:name="ro47">
      <style:table-row-properties style:row-height="14.25pt" style:use-optimal-row-height="false" fo:break-before="auto"/>
    </style:style>
    <style:style style:family="text" style:name="T52">
      <style:text-properties fo:color="#000000" fo:font-family="Calibri" fo:font-size="11pt" fo:font-style="normal" style:text-underline-type="none" fo:font-weight="bold"/>
    </style:style>
    <style:style style:family="table-row" style:name="ro48">
      <style:table-row-properties style:row-height="14.2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22">
      <style:table-column-properties style:column-width="1.799cm" fo:break-before="auto"/>
    </style:style>
    <style:style style:family="table-row" style:name="ro49">
      <style:table-row-properties style:row-height="0.5292cm" fo:break-before="auto"/>
    </style:style>
    <style:style style:family="table-column" style:name="co23">
      <style:table-column-properties style:column-width="1.72cm" style:use-optimal-column-width="false" fo:break-before="auto"/>
    </style:style>
    <style:style style:family="table-column" style:name="co24">
      <style:table-column-properties style:column-width="2.911cm" style:use-optimal-column-width="false" fo:break-before="auto"/>
    </style:style>
    <style:style style:family="table-column" style:name="co25">
      <style:table-column-properties style:column-width="3.069cm" style:use-optimal-column-width="false" fo:break-before="auto"/>
    </style:style>
    <style:style style:family="table-column" style:name="co26">
      <style:table-column-properties style:column-width="3.228cm" style:use-optimal-column-width="false" fo:break-before="auto"/>
    </style:style>
    <style:style style:family="table-column" style:name="co27">
      <style:table-column-properties style:column-width="3.36cm" style:use-optimal-column-width="false" fo:break-before="auto"/>
    </style:style>
    <style:style style:family="table-column" style:name="co28">
      <style:table-column-properties style:column-width="1.482cm" style:use-optimal-column-width="false" fo:break-before="auto"/>
    </style:style>
    <style:style style:family="table-column" style:name="co29">
      <style:table-column-properties style:column-width="1.641cm" style:use-optimal-column-width="false" fo:break-before="auto"/>
    </style:style>
    <style:style style:family="table-column" style:name="co30">
      <style:table-column-properties style:column-width="1.641cm" fo:break-before="auto"/>
    </style:style>
    <style:style style:family="table-row" style:name="ro50">
      <style:table-row-properties style:row-height="14.25pt" style:use-optimal-row-height="false" fo:break-before="auto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ext" style:name="T54">
      <style:text-properties fo:color="#000000" fo:font-family="Calibri" fo:font-size="11pt" fo:font-style="normal" style:text-underline-type="none" fo:font-weight="normal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ext" style:name="T56">
      <style:text-properties fo:color="#000000" fo:font-family="Calibri" fo:font-size="11pt" fo:font-style="normal" style:text-underline-type="none" fo:font-weight="normal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ext" style:name="T58">
      <style:text-properties fo:color="#000000" fo:font-family="Calibri" fo:font-size="11pt" fo:font-style="normal" style:text-underline-type="none" fo:font-weight="normal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able-row" style:name="ro51">
      <style:table-row-properties style:row-height="14.25pt" style:use-optimal-row-height="false" fo:break-before="auto"/>
    </style:style>
    <style:style style:family="text" style:name="T60">
      <style:text-properties fo:color="#000000" fo:font-family="Calibri" fo:font-size="11pt" fo:font-style="normal" style:text-underline-type="none" fo:font-weight="normal"/>
    </style:style>
    <style:style style:family="table-row" style:name="ro52">
      <style:table-row-properties style:row-height="14.25pt" style:use-optimal-row-height="false" fo:break-before="auto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able-row" style:name="ro53">
      <style:table-row-properties style:row-height="14.25pt" style:use-optimal-row-height="false" fo:break-before="auto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4.25pt" style:use-optimal-row-height="false" fo:break-before="auto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able-row" style:name="ro55">
      <style:table-row-properties style:row-height="14.25pt" style:use-optimal-row-height="false" fo:break-before="auto"/>
    </style:style>
    <style:style style:family="text" style:name="T64">
      <style:text-properties fo:color="#000000" fo:font-family="Calibri" fo:font-size="11pt" fo:font-style="normal" style:text-underline-type="none" fo:font-weight="normal"/>
    </style:style>
    <style:style style:family="table-row" style:name="ro56">
      <style:table-row-properties style:row-height="14.25pt" style:use-optimal-row-height="false" fo:break-before="auto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able-row" style:name="ro57">
      <style:table-row-properties style:row-height="14.25pt" style:use-optimal-row-height="false" fo:break-before="auto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able-row" style:name="ro58">
      <style:table-row-properties style:row-height="14.25pt" style:use-optimal-row-height="false" fo:break-before="auto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able-row" style:name="ro59">
      <style:table-row-properties style:row-height="14.25pt" style:use-optimal-row-height="false" fo:break-before="auto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able-row" style:name="ro60">
      <style:table-row-properties style:row-height="14.25pt" style:use-optimal-row-height="false" fo:break-before="auto"/>
    </style:style>
    <style:style style:family="text" style:name="T69">
      <style:text-properties fo:color="#000000" fo:font-family="Calibri" fo:font-size="11pt" fo:font-style="normal" style:text-underline-type="none" fo:font-weight="normal"/>
    </style:style>
    <style:style style:family="table-row" style:name="ro61">
      <style:table-row-properties style:row-height="14.25pt" style:use-optimal-row-height="false" fo:break-before="auto"/>
    </style:style>
    <style:style style:family="text" style:name="T70">
      <style:text-properties fo:color="#000000" fo:font-family="Calibri" fo:font-size="11pt" fo:font-style="normal" style:text-underline-type="none" fo:font-weight="bold"/>
    </style:style>
    <style:style style:family="table-row" style:name="ro62">
      <style:table-row-properties style:row-height="14.2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1">
      <style:table-column-properties style:column-width="1.799cm" fo:break-before="auto"/>
    </style:style>
    <style:style style:family="table-row" style:name="ro63">
      <style:table-row-properties style:row-height="0.5292cm" fo:break-before="auto"/>
    </style:style>
    <style:style style:family="table-column" style:name="co32">
      <style:table-column-properties style:column-width="1.72cm" style:use-optimal-column-width="false" fo:break-before="auto"/>
    </style:style>
    <style:style style:family="table-column" style:name="co33">
      <style:table-column-properties style:column-width="3.069cm" style:use-optimal-column-width="false" fo:break-before="auto"/>
    </style:style>
    <style:style style:family="table-column" style:name="co34">
      <style:table-column-properties style:column-width="2.911cm" style:use-optimal-column-width="false" fo:break-before="auto"/>
    </style:style>
    <style:style style:family="table-column" style:name="co35">
      <style:table-column-properties style:column-width="3.069cm" style:use-optimal-column-width="false" fo:break-before="auto"/>
    </style:style>
    <style:style style:family="table-column" style:name="co36">
      <style:table-column-properties style:column-width="3.228cm" style:use-optimal-column-width="false" fo:break-before="auto"/>
    </style:style>
    <style:style style:family="table-column" style:name="co37">
      <style:table-column-properties style:column-width="3.36cm" style:use-optimal-column-width="false" fo:break-before="auto"/>
    </style:style>
    <style:style style:family="table-column" style:name="co38">
      <style:table-column-properties style:column-width="3.069cm" style:use-optimal-column-width="false" fo:break-before="auto"/>
    </style:style>
    <style:style style:family="table-column" style:name="co39">
      <style:table-column-properties style:column-width="1.482cm" style:use-optimal-column-width="false" fo:break-before="auto"/>
    </style:style>
    <style:style style:family="table-column" style:name="co40">
      <style:table-column-properties style:column-width="1.641cm" style:use-optimal-column-width="false" fo:break-before="auto"/>
    </style:style>
    <style:style style:family="table-column" style:name="co41">
      <style:table-column-properties style:column-width="1.641cm" fo:break-before="auto"/>
    </style:style>
    <style:style style:family="table-row" style:name="ro64">
      <style:table-row-properties style:row-height="14.25pt" style:use-optimal-row-height="false" fo:break-before="auto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ext" style:name="T72">
      <style:text-properties fo:color="#000000" fo:font-family="Calibri" fo:font-size="11pt" fo:font-style="normal" style:text-underline-type="none" fo:font-weight="normal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ext" style:name="T74">
      <style:text-properties fo:color="#000000" fo:font-family="Calibri" fo:font-size="11pt" fo:font-style="normal" style:text-underline-type="none" fo:font-weight="normal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ext" style:name="T77">
      <style:text-properties fo:color="#000000" fo:font-family="Calibri" fo:font-size="11pt" fo:font-style="normal" style:text-underline-type="none" fo:font-weight="normal"/>
    </style:style>
    <style:style style:family="table-row" style:name="ro65">
      <style:table-row-properties style:row-height="14.25pt" style:use-optimal-row-height="false" fo:break-before="auto"/>
    </style:style>
    <style:style style:family="text" style:name="T78">
      <style:text-properties fo:color="#000000" fo:font-family="Calibri" fo:font-size="11pt" fo:font-style="normal" style:text-underline-type="none" fo:font-weight="normal"/>
    </style:style>
    <style:style style:family="table-row" style:name="ro66">
      <style:table-row-properties style:row-height="14.25pt" style:use-optimal-row-height="false" fo:break-before="auto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able-row" style:name="ro67">
      <style:table-row-properties style:row-height="14.25pt" style:use-optimal-row-height="false" fo:break-before="auto"/>
    </style:style>
    <style:style style:family="text" style:name="T80">
      <style:text-properties fo:color="#000000" fo:font-family="Calibri" fo:font-size="11pt" fo:font-style="normal" style:text-underline-type="none" fo:font-weight="normal"/>
    </style:style>
    <style:style style:family="table-row" style:name="ro68">
      <style:table-row-properties style:row-height="14.25pt" style:use-optimal-row-height="false" fo:break-before="auto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able-row" style:name="ro69">
      <style:table-row-properties style:row-height="14.25pt" style:use-optimal-row-height="false" fo:break-before="auto"/>
    </style:style>
    <style:style style:family="text" style:name="T82">
      <style:text-properties fo:color="#000000" fo:font-family="Calibri" fo:font-size="11pt" fo:font-style="normal" style:text-underline-type="none" fo:font-weight="normal"/>
    </style:style>
    <style:style style:family="table-row" style:name="ro70">
      <style:table-row-properties style:row-height="14.25pt" style:use-optimal-row-height="false" fo:break-before="auto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able-row" style:name="ro71">
      <style:table-row-properties style:row-height="14.25pt" style:use-optimal-row-height="false" fo:break-before="auto"/>
    </style:style>
    <style:style style:family="text" style:name="T84">
      <style:text-properties fo:color="#000000" fo:font-family="Calibri" fo:font-size="11pt" fo:font-style="normal" style:text-underline-type="none" fo:font-weight="normal"/>
    </style:style>
    <style:style style:family="table-row" style:name="ro72">
      <style:table-row-properties style:row-height="14.25pt" style:use-optimal-row-height="false" fo:break-before="auto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able-row" style:name="ro73">
      <style:table-row-properties style:row-height="14.25pt" style:use-optimal-row-height="false" fo:break-before="auto"/>
    </style:style>
    <style:style style:family="text" style:name="T86">
      <style:text-properties fo:color="#000000" fo:font-family="Calibri" fo:font-size="11pt" fo:font-style="normal" style:text-underline-type="none" fo:font-weight="normal"/>
    </style:style>
    <style:style style:family="table-row" style:name="ro74">
      <style:table-row-properties style:row-height="14.25pt" style:use-optimal-row-height="false" fo:break-before="auto"/>
    </style:style>
    <style:style style:family="text" style:name="T87">
      <style:text-properties fo:color="#000000" fo:font-family="Calibri" fo:font-size="11pt" fo:font-style="normal" style:text-underline-type="none" fo:font-weight="normal"/>
    </style:style>
    <style:style style:family="table-row" style:name="ro75">
      <style:table-row-properties style:row-height="14.25pt" style:use-optimal-row-height="false" fo:break-before="auto"/>
    </style:style>
    <style:style style:family="table-row" style:name="ro76">
      <style:table-row-properties style:row-height="14.2pt" style:use-optimal-row-height="false" fo:break-before="auto"/>
    </style:style>
    <style:style style:master-page-name="MasterPage5" style:family="table" style:name="ta5">
      <style:table-properties table:display="true"/>
    </style:style>
    <style:style style:family="table-column" style:name="co42">
      <style:table-column-properties style:column-width="1.799cm" fo:break-before="auto"/>
    </style:style>
    <style:style style:family="table-row" style:name="ro77">
      <style:table-row-properties style:row-height="0.5027cm" fo:break-before="auto"/>
    </style:style>
    <style:style style:family="table-column" style:name="co43">
      <style:table-column-properties style:column-width="2.09cm" style:use-optimal-column-width="true" fo:break-before="auto"/>
    </style:style>
    <style:style style:family="table-column" style:name="co44">
      <style:table-column-properties style:column-width="2.249cm" style:use-optimal-column-width="true" fo:break-before="auto"/>
    </style:style>
    <style:style style:family="table-row" style:name="ro78">
      <style:table-row-properties style:row-height="14.25pt" style:use-optimal-row-height="true" fo:break-before="auto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ext" style:name="T89">
      <style:text-properties fo:color="#000000" fo:font-family="Calibri" fo:font-size="11pt" fo:font-style="normal" style:text-underline-type="none" fo:font-weight="normal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ext" style:name="T91">
      <style:text-properties fo:color="#000000" fo:font-family="Calibri" fo:font-size="11pt" fo:font-style="normal" style:text-underline-type="none" fo:font-weight="normal"/>
    </style:style>
    <style:style style:family="text" style:name="T92">
      <style:text-properties fo:color="#000000" fo:font-family="Calibri" fo:font-size="11pt" fo:font-style="normal" style:text-underline-type="none" fo:font-weight="normal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able-row" style:name="ro79">
      <style:table-row-properties style:row-height="14.25pt" style:use-optimal-row-height="true" fo:break-before="auto"/>
    </style:style>
    <style:style style:family="table-row" style:name="ro80">
      <style:table-row-properties style:row-height="14.25pt" style:use-optimal-row-height="true" fo:break-before="auto"/>
    </style:style>
    <style:style style:family="table-row" style:name="ro81">
      <style:table-row-properties style:row-height="14.25pt" style:use-optimal-row-height="true" fo:break-before="auto"/>
    </style:style>
    <style:style style:family="table-row" style:name="ro82">
      <style:table-row-properties style:row-height="14.25pt" style:use-optimal-row-height="true" fo:break-before="auto"/>
    </style:style>
    <style:style style:family="table-row" style:name="ro83">
      <style:table-row-properties style:row-height="14.25pt" style:use-optimal-row-height="true" fo:break-before="auto"/>
    </style:style>
    <style:style style:family="table-row" style:name="ro84">
      <style:table-row-properties style:row-height="14.25pt" style:use-optimal-row-height="true" fo:break-before="auto"/>
    </style:style>
    <style:style style:family="table-row" style:name="ro85">
      <style:table-row-properties style:row-height="14.25pt" style:use-optimal-row-height="true" fo:break-before="auto"/>
    </style:style>
    <style:style style:family="table-row" style:name="ro86">
      <style:table-row-properties style:row-height="14.25pt" style:use-optimal-row-height="true" fo:break-before="auto"/>
    </style:style>
    <style:style style:family="table-row" style:name="ro87">
      <style:table-row-properties style:row-height="14.25pt" style:use-optimal-row-height="true" fo:break-before="auto"/>
    </style:style>
    <style:style style:family="table-row" style:name="ro88">
      <style:table-row-properties style:row-height="14.25pt" style:use-optimal-row-height="true" fo:break-before="auto"/>
    </style:style>
    <style:style style:family="table-row" style:name="ro89">
      <style:table-row-properties style:row-height="14.25pt" style:use-optimal-row-height="true" fo:break-before="auto"/>
    </style:style>
    <style:style style:family="table-row" style:name="ro90">
      <style:table-row-properties style:row-height="14.25pt" style:use-optimal-row-height="true" fo:break-before="auto"/>
    </style:style>
    <style:style style:family="table-row" style:name="ro91">
      <style:table-row-properties style:row-height="14.25pt" style:use-optimal-row-height="true" fo:break-before="auto"/>
    </style:style>
  </office:automatic-styles>
  <office:body>
    <office:spreadsheet>
      <table:table table:name="2013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117" table:style-name="co9" table:default-cell-style-name="ce4"/>
        <table:table-column table:style-name="co10" table:default-cell-style-name="ce4"/>
        <table:table-column table:number-columns-repeated="100" table:style-name="co11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img</text:span></text:p>
          </table:table-cell>
          <table:table-cell office:value-type="string">
            <text:p><text:span text:style-name="T2">fmeasure</text:span></text:p>
          </table:table-cell>
          <table:table-cell office:value-type="string">
            <text:p><text:span text:style-name="T3">pfmeasure</text:span></text:p>
          </table:table-cell>
          <table:table-cell office:value-type="string">
            <text:p><text:span text:style-name="T4">psnr</text:span></text:p>
          </table:table-cell>
          <table:table-cell office:value-type="string">
            <text:p><text:span text:style-name="T5">nrm</text:span></text:p>
          </table:table-cell>
          <table:table-cell office:value-type="string">
            <text:p><text:span text:style-name="T6">mpm</text:span></text:p>
          </table:table-cell>
          <table:table-cell office:value-type="string">
            <text:p><text:span text:style-name="T7">drd</text:span></text:p>
          </table:table-cell>
          <table:table-cell table:number-columns-repeated="1024"/>
        </table:table-row>
        <table:table-row table:style-name="ro3">
          <table:table-cell office:value-type="string">
            <text:p><text:span text:style-name="T8">2013_1</text:span></text:p>
          </table:table-cell>
          <table:table-cell office:value-type="float" office:value="0.96451218870725475">
            <text:p>0.96451218870725475</text:p>
          </table:table-cell>
          <table:table-cell office:value-type="float" office:value="0.97268782575813373">
            <text:p>0.97268782575813373</text:p>
          </table:table-cell>
          <table:table-cell office:value-type="float" office:value="25.556114454351004">
            <text:p>25.556114454351004</text:p>
          </table:table-cell>
          <table:table-cell office:value-type="float" office:value="0.017192700604740048">
            <text:p>0.017192700604740048</text:p>
          </table:table-cell>
          <table:table-cell office:value-type="float" office:value="7.3057497502304614e-05">
            <text:p>7.3057497502304614e-05</text:p>
          </table:table-cell>
          <table:table-cell office:value-type="float" office:value="0.14366196005696982">
            <text:p>0.14366196005696982</text:p>
          </table:table-cell>
          <table:table-cell table:number-columns-repeated="1024"/>
        </table:table-row>
        <table:table-row table:style-name="ro4">
          <table:table-cell office:value-type="string">
            <text:p><text:span text:style-name="T9">2013_10</text:span></text:p>
          </table:table-cell>
          <table:table-cell office:value-type="float" office:value="0.97926075405025537">
            <text:p>0.97926075405025537</text:p>
          </table:table-cell>
          <table:table-cell office:value-type="float" office:value="0.98398654642346328">
            <text:p>0.98398654642346328</text:p>
          </table:table-cell>
          <table:table-cell office:value-type="float" office:value="24.268656656773388">
            <text:p>24.268656656773388</text:p>
          </table:table-cell>
          <table:table-cell office:value-type="float" office:value="0.0068287037429305888">
            <text:p>0.0068287037429305888</text:p>
          </table:table-cell>
          <table:table-cell office:value-type="float" office:value="0.00018563459161669016">
            <text:p>0.00018563459161669016</text:p>
          </table:table-cell>
          <table:table-cell office:value-type="float" office:value="0.00066092035219107715">
            <text:p>0.00066092035219107715</text:p>
          </table:table-cell>
          <table:table-cell table:number-columns-repeated="1024"/>
        </table:table-row>
        <table:table-row table:style-name="ro5">
          <table:table-cell office:value-type="string">
            <text:p><text:span text:style-name="T10">2013_11</text:span></text:p>
          </table:table-cell>
          <table:table-cell office:value-type="float" office:value="0.96960435915659804">
            <text:p>0.96960435915659804</text:p>
          </table:table-cell>
          <table:table-cell office:value-type="float" office:value="0.97343933816128003">
            <text:p>0.97343933816128003</text:p>
          </table:table-cell>
          <table:table-cell office:value-type="float" office:value="23.464474999774268">
            <text:p>23.464474999774268</text:p>
          </table:table-cell>
          <table:table-cell office:value-type="float" office:value="0.010830906538215276">
            <text:p>0.010830906538215276</text:p>
          </table:table-cell>
          <table:table-cell office:value-type="float" office:value="0.0023583720903843641">
            <text:p>0.0023583720903843641</text:p>
          </table:table-cell>
          <table:table-cell office:value-type="float" office:value="0.33371304792742573">
            <text:p>0.33371304792742573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11">2013_12</text:span></text:p>
          </table:table-cell>
          <table:table-cell office:value-type="float" office:value="0.94097528775939598">
            <text:p>0.94097528775939598</text:p>
          </table:table-cell>
          <table:table-cell office:value-type="float" office:value="0.96194247461118854">
            <text:p>0.96194247461118854</text:p>
          </table:table-cell>
          <table:table-cell office:value-type="float" office:value="18.404943995441894">
            <text:p>18.404943995441894</text:p>
          </table:table-cell>
          <table:table-cell office:value-type="float" office:value="0.039548983306963534">
            <text:p>0.039548983306963534</text:p>
          </table:table-cell>
          <table:table-cell office:value-type="float" office:value="0.0027087531052529812">
            <text:p>0.0027087531052529812</text:p>
          </table:table-cell>
          <table:table-cell office:value-type="float" office:value="0.12286347370249642">
            <text:p>0.12286347370249642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12">2013_13</text:span></text:p>
          </table:table-cell>
          <table:table-cell office:value-type="float" office:value="0.97183387020002432">
            <text:p>0.97183387020002432</text:p>
          </table:table-cell>
          <table:table-cell office:value-type="float" office:value="0.97677454625836801">
            <text:p>0.97677454625836801</text:p>
          </table:table-cell>
          <table:table-cell office:value-type="float" office:value="19.771703406479684">
            <text:p>19.771703406479684</text:p>
          </table:table-cell>
          <table:table-cell office:value-type="float" office:value="0.010737524342061419">
            <text:p>0.010737524342061419</text:p>
          </table:table-cell>
          <table:table-cell office:value-type="float" office:value="0.00086901336908340454">
            <text:p>0.00086901336908340454</text:p>
          </table:table-cell>
          <table:table-cell office:value-type="float" office:value="0.13612900043766563">
            <text:p>0.13612900043766563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13">2013_14</text:span></text:p>
          </table:table-cell>
          <table:table-cell office:value-type="float" office:value="0.89958335351969387">
            <text:p>0.89958335351969387</text:p>
          </table:table-cell>
          <table:table-cell office:value-type="float" office:value="0.90605865503132077">
            <text:p>0.90605865503132077</text:p>
          </table:table-cell>
          <table:table-cell office:value-type="float" office:value="16.068824457846457">
            <text:p>16.068824457846457</text:p>
          </table:table-cell>
          <table:table-cell office:value-type="float" office:value="0.024576049962888494">
            <text:p>0.024576049962888494</text:p>
          </table:table-cell>
          <table:table-cell office:value-type="float" office:value="0.0053381221368908882">
            <text:p>0.0053381221368908882</text:p>
          </table:table-cell>
          <table:table-cell office:value-type="float" office:value="0.1318407538540807">
            <text:p>0.1318407538540807</text:p>
          </table:table-cell>
          <table:table-cell table:number-columns-repeated="1024"/>
        </table:table-row>
        <table:table-row table:style-name="ro9">
          <table:table-cell office:value-type="string">
            <text:p><text:span text:style-name="T14">2013_15</text:span></text:p>
          </table:table-cell>
          <table:table-cell office:value-type="float" office:value="0.97059262353783726">
            <text:p>0.97059262353783726</text:p>
          </table:table-cell>
          <table:table-cell office:value-type="float" office:value="0.98892932900061148">
            <text:p>0.98892932900061148</text:p>
          </table:table-cell>
          <table:table-cell office:value-type="float" office:value="19.11327901223299">
            <text:p>19.11327901223299</text:p>
          </table:table-cell>
          <table:table-cell office:value-type="float" office:value="0.023966484847577459">
            <text:p>0.023966484847577459</text:p>
          </table:table-cell>
          <table:table-cell office:value-type="float" office:value="0.00048641808098182082">
            <text:p>0.00048641808098182082</text:p>
          </table:table-cell>
          <table:table-cell office:value-type="float" office:value="0.1892889700020137">
            <text:p>0.1892889700020137</text:p>
          </table:table-cell>
          <table:table-cell table:number-columns-repeated="1024"/>
        </table:table-row>
        <table:table-row table:style-name="ro10">
          <table:table-cell office:value-type="string">
            <text:p><text:span text:style-name="T15">2013_16</text:span></text:p>
          </table:table-cell>
          <table:table-cell office:value-type="float" office:value="0.92303545138480891">
            <text:p>0.92303545138480891</text:p>
          </table:table-cell>
          <table:table-cell office:value-type="float" office:value="0.93098587988423542">
            <text:p>0.93098587988423542</text:p>
          </table:table-cell>
          <table:table-cell office:value-type="float" office:value="18.540149244959007">
            <text:p>18.540149244959007</text:p>
          </table:table-cell>
          <table:table-cell office:value-type="float" office:value="0.017816404046142761">
            <text:p>0.017816404046142761</text:p>
          </table:table-cell>
          <table:table-cell office:value-type="float" office:value="0.0021868508774787188">
            <text:p>0.0021868508774787188</text:p>
          </table:table-cell>
          <table:table-cell office:value-type="float" office:value="0.25181529816750936">
            <text:p>0.25181529816750936</text:p>
          </table:table-cell>
          <table:table-cell table:number-columns-repeated="1024"/>
        </table:table-row>
        <table:table-row table:style-name="ro11">
          <table:table-cell office:value-type="string">
            <text:p><text:span text:style-name="T16">2013_2</text:span></text:p>
          </table:table-cell>
          <table:table-cell office:value-type="float" office:value="0.96732321371260122">
            <text:p>0.96732321371260122</text:p>
          </table:table-cell>
          <table:table-cell office:value-type="float" office:value="0.98357936750151609">
            <text:p>0.98357936750151609</text:p>
          </table:table-cell>
          <table:table-cell office:value-type="float" office:value="23.636153994179551">
            <text:p>23.636153994179551</text:p>
          </table:table-cell>
          <table:table-cell office:value-type="float" office:value="0.023167942131341004">
            <text:p>0.023167942131341004</text:p>
          </table:table-cell>
          <table:table-cell office:value-type="float" office:value="0.00055432016961276531">
            <text:p>0.00055432016961276531</text:p>
          </table:table-cell>
          <table:table-cell office:value-type="float" office:value="0.21512134708464145">
            <text:p>0.21512134708464145</text:p>
          </table:table-cell>
          <table:table-cell table:number-columns-repeated="1024"/>
        </table:table-row>
        <table:table-row table:style-name="ro12">
          <table:table-cell office:value-type="string">
            <text:p><text:span text:style-name="T17">2013_3</text:span></text:p>
          </table:table-cell>
          <table:table-cell office:value-type="float" office:value="0.95073566101603502">
            <text:p>0.95073566101603502</text:p>
          </table:table-cell>
          <table:table-cell office:value-type="float" office:value="0.96646244840718798">
            <text:p>0.96646244840718798</text:p>
          </table:table-cell>
          <table:table-cell office:value-type="float" office:value="21.985863509095154">
            <text:p>21.985863509095154</text:p>
          </table:table-cell>
          <table:table-cell office:value-type="float" office:value="0.038035291771043145">
            <text:p>0.038035291771043145</text:p>
          </table:table-cell>
          <table:table-cell office:value-type="float" office:value="0.00025726662715896964">
            <text:p>0.00025726662715896964</text:p>
          </table:table-cell>
          <table:table-cell office:value-type="float" office:value="0.19086908645295569">
            <text:p>0.19086908645295569</text:p>
          </table:table-cell>
          <table:table-cell table:number-columns-repeated="1024"/>
        </table:table-row>
        <table:table-row table:style-name="ro13">
          <table:table-cell office:value-type="string">
            <text:p><text:span text:style-name="T18">2013_4</text:span></text:p>
          </table:table-cell>
          <table:table-cell office:value-type="float" office:value="0.80256181872163557">
            <text:p>0.80256181872163557</text:p>
          </table:table-cell>
          <table:table-cell office:value-type="float" office:value="0.80598746155367507">
            <text:p>0.80598746155367507</text:p>
          </table:table-cell>
          <table:table-cell office:value-type="float" office:value="16.351333842971968">
            <text:p>16.351333842971968</text:p>
          </table:table-cell>
          <table:table-cell office:value-type="float" office:value="0.017575505149714808">
            <text:p>0.017575505149714808</text:p>
          </table:table-cell>
          <table:table-cell office:value-type="float" office:value="0.027273455634713173">
            <text:p>0.027273455634713173</text:p>
          </table:table-cell>
          <table:table-cell office:value-type="float" office:value="0.16334375503816104">
            <text:p>0.16334375503816104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19">2013_5</text:span></text:p>
          </table:table-cell>
          <table:table-cell office:value-type="float" office:value="0.68163166123360341">
            <text:p>0.68163166123360341</text:p>
          </table:table-cell>
          <table:table-cell office:value-type="float" office:value="0.68283191845887858">
            <text:p>0.68283191845887858</text:p>
          </table:table-cell>
          <table:table-cell office:value-type="float" office:value="15.400907172313961">
            <text:p>15.400907172313961</text:p>
          </table:table-cell>
          <table:table-cell office:value-type="float" office:value="0.017817156668177302">
            <text:p>0.017817156668177302</text:p>
          </table:table-cell>
          <table:table-cell office:value-type="float" office:value="0.028428409248590469">
            <text:p>0.028428409248590469</text:p>
          </table:table-cell>
          <table:table-cell office:value-type="float" office:value="0.26301113099364909">
            <text:p>0.26301113099364909</text:p>
          </table:table-cell>
          <table:table-cell table:number-columns-repeated="1024"/>
        </table:table-row>
        <table:table-row table:style-name="ro15">
          <table:table-cell office:value-type="string">
            <text:p><text:span text:style-name="T20">2013_6</text:span></text:p>
          </table:table-cell>
          <table:table-cell office:value-type="float" office:value="0.97857380158373042">
            <text:p>0.97857380158373042</text:p>
          </table:table-cell>
          <table:table-cell office:value-type="float" office:value="0.98738980335805926">
            <text:p>0.98738980335805926</text:p>
          </table:table-cell>
          <table:table-cell office:value-type="float" office:value="25.429555867444655">
            <text:p>25.429555867444655</text:p>
          </table:table-cell>
          <table:table-cell office:value-type="float" office:value="0.011589198546560955">
            <text:p>0.011589198546560955</text:p>
          </table:table-cell>
          <table:table-cell office:value-type="float" office:value="1.6064392184489407e-05">
            <text:p>1.6064392184489407e-05</text:p>
          </table:table-cell>
          <table:table-cell office:value-type="float" office:value="0.070192115188739052">
            <text:p>0.070192115188739052</text:p>
          </table:table-cell>
          <table:table-cell table:number-columns-repeated="1024"/>
        </table:table-row>
        <table:table-row table:style-name="ro16">
          <table:table-cell office:value-type="string">
            <text:p><text:span text:style-name="T21">2013_7</text:span></text:p>
          </table:table-cell>
          <table:table-cell office:value-type="float" office:value="0.92760254461188774">
            <text:p>0.92760254461188774</text:p>
          </table:table-cell>
          <table:table-cell office:value-type="float" office:value="0.94540087768547643">
            <text:p>0.94540087768547643</text:p>
          </table:table-cell>
          <table:table-cell office:value-type="float" office:value="24.956733112931239">
            <text:p>24.956733112931239</text:p>
          </table:table-cell>
          <table:table-cell office:value-type="float" office:value="0.054507439141362524">
            <text:p>0.054507439141362524</text:p>
          </table:table-cell>
          <table:table-cell office:value-type="float" office:value="7.9717792687006295e-05">
            <text:p>7.9717792687006295e-05</text:p>
          </table:table-cell>
          <table:table-cell office:value-type="float" office:value="0.27809420660618811">
            <text:p>0.27809420660618811</text:p>
          </table:table-cell>
          <table:table-cell table:number-columns-repeated="1024"/>
        </table:table-row>
        <table:table-row table:style-name="ro17">
          <table:table-cell office:value-type="string">
            <text:p><text:span text:style-name="T22">2013_8</text:span></text:p>
          </table:table-cell>
          <table:table-cell office:value-type="float" office:value="0.93366889740509829">
            <text:p>0.93366889740509829</text:p>
          </table:table-cell>
          <table:table-cell office:value-type="float" office:value="0.94006264604067646">
            <text:p>0.94006264604067646</text:p>
          </table:table-cell>
          <table:table-cell office:value-type="float" office:value="20.748361949346705">
            <text:p>20.748361949346705</text:p>
          </table:table-cell>
          <table:table-cell office:value-type="float" office:value="0.012542029236595031">
            <text:p>0.012542029236595031</text:p>
          </table:table-cell>
          <table:table-cell office:value-type="float" office:value="0.010419983416795731">
            <text:p>0.010419983416795731</text:p>
          </table:table-cell>
          <table:table-cell office:value-type="float" office:value="0.14792809083532218">
            <text:p>0.14792809083532218</text:p>
          </table:table-cell>
          <table:table-cell table:number-columns-repeated="1024"/>
        </table:table-row>
        <table:table-row table:style-name="ro18">
          <table:table-cell office:value-type="string">
            <text:p><text:span text:style-name="T23">2013_9</text:span></text:p>
          </table:table-cell>
          <table:table-cell office:value-type="float" office:value="0.9489477026780605">
            <text:p>0.9489477026780605</text:p>
          </table:table-cell>
          <table:table-cell office:value-type="float" office:value="0.95302657808758251">
            <text:p>0.95302657808758251</text:p>
          </table:table-cell>
          <table:table-cell office:value-type="float" office:value="22.673133845064974">
            <text:p>22.673133845064974</text:p>
          </table:table-cell>
          <table:table-cell office:value-type="float" office:value="0.0084549216038933735">
            <text:p>0.0084549216038933735</text:p>
          </table:table-cell>
          <table:table-cell office:value-type="float" office:value="0.00065223692217841744">
            <text:p>0.00065223692217841744</text:p>
          </table:table-cell>
          <table:table-cell office:value-type="float" office:value="0.34459456635286678">
            <text:p>0.34459456635286678</text:p>
          </table:table-cell>
          <table:table-cell table:number-columns-repeated="1024"/>
        </table:table-row>
        <table:table-row table:style-name="ro19">
          <table:table-cell table:style-name="ce5" office:value-type="string">
            <text:p><text:span text:style-name="T24">2013_mean</text:span></text:p>
          </table:table-cell>
          <table:table-cell table:style-name="ce5" table:formula="of:=SUM([.B2:.B17])/COUNT([.B2:.B17])" office:value-type="float" office:value="0.92565269932990757">
            <text:p>0.92565269932990757</text:p>
          </table:table-cell>
          <table:table-cell table:style-name="ce5" table:formula="of:=SUM([.C2:.C17])/COUNT([.C2:.C17])" office:value-type="float" office:value="0.93497160601385343">
            <text:p>0.93497160601385343</text:p>
          </table:table-cell>
          <table:table-cell table:style-name="ce5" table:formula="of:=SUM([.D2:.D17])/COUNT([.D2:.D17])" office:value-type="float" office:value="21.023136845075431">
            <text:p>21.023136845075431</text:p>
          </table:table-cell>
          <table:table-cell table:style-name="ce5" table:formula="of:=SUM([.E2:.E17])/COUNT([.E2:.E17])" office:value-type="float" office:value="0.020949202602512984">
            <text:p>0.020949202602512984</text:p>
          </table:table-cell>
          <table:table-cell table:style-name="ce5" table:formula="of:=SUM([.F2:.F17])/COUNT([.F2:.F17])" office:value-type="float" office:value="0.0051179797470695121">
            <text:p>0.0051179797470695121</text:p>
          </table:table-cell>
          <table:table-cell table:style-name="ce5" table:formula="of:=SUM([.G2:.G17])/COUNT([.G2:.G17])" office:value-type="float" office:value="0.18644548269080471">
            <text:p>0.18644548269080471</text:p>
          </table:table-cell>
          <table:table-cell table:number-columns-repeated="1024"/>
        </table:table-row>
        <table:table-row table:number-rows-repeated="2" table:style-name="ro20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number-rows-repeated="14" table:style-name="ro1">
          <table:table-cell table:number-columns-repeated="1024"/>
        </table:table-row>
        <table:table-row table:number-rows-repeated="2" table:style-name="ro22">
          <table:table-cell table:number-columns-repeated="1024"/>
        </table:table-row>
        <table:table-row table:style-name="ro23">
          <table:table-cell table:number-columns-repeated="1024"/>
        </table:table-row>
        <table:table-row table:number-rows-repeated="9" table:style-name="ro1">
          <table:table-cell table:number-columns-repeated="1024"/>
        </table:table-row>
        <table:table-row table:number-rows-repeated="2" table:style-name="ro24">
          <table:table-cell table:number-columns-repeated="1024"/>
        </table:table-row>
        <table:table-row table:number-rows-repeated="10" table:style-name="ro1">
          <table:table-cell table:number-columns-repeated="1024"/>
        </table:table-row>
      </table:table>
      <table:table table:name="2017" table:style-name="ta2">
        <table:table-column table:style-name="co13" table:default-cell-style-name="ce4"/>
        <table:table-column table:number-columns-repeated="2"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number-columns-repeated="1117" table:style-name="co19" table:default-cell-style-name="ce4"/>
        <table:table-column table:style-name="co20" table:default-cell-style-name="ce4"/>
        <table:table-column table:number-columns-repeated="100" table:style-name="co21" table:default-cell-style-name="Default"/>
        <table:table-column table:style-name="co12" table:default-cell-style-name="Default"/>
        <table:table-row table:style-name="ro26">
          <table:table-cell office:value-type="string">
            <text:p><text:span text:style-name="T25">img</text:span></text:p>
          </table:table-cell>
          <table:table-cell office:value-type="string">
            <text:p><text:span text:style-name="T26">fmeasure</text:span></text:p>
          </table:table-cell>
          <table:table-cell office:value-type="string">
            <text:p><text:span text:style-name="T27">pfmeasure</text:span></text:p>
          </table:table-cell>
          <table:table-cell office:value-type="string">
            <text:p><text:span text:style-name="T28">psnr</text:span></text:p>
          </table:table-cell>
          <table:table-cell office:value-type="string">
            <text:p><text:span text:style-name="T29">nrm</text:span></text:p>
          </table:table-cell>
          <table:table-cell office:value-type="string">
            <text:p><text:span text:style-name="T30">mpm</text:span></text:p>
          </table:table-cell>
          <table:table-cell office:value-type="string">
            <text:p><text:span text:style-name="T31">drd</text:span></text:p>
          </table:table-cell>
          <table:table-cell table:number-columns-repeated="1024"/>
        </table:table-row>
        <table:table-row table:style-name="ro27">
          <table:table-cell office:value-type="string">
            <text:p><text:span text:style-name="T32">2017_1</text:span></text:p>
          </table:table-cell>
          <table:table-cell office:value-type="float" office:value="0.89000666244601268">
            <text:p>0.89000666244601268</text:p>
          </table:table-cell>
          <table:table-cell office:value-type="float" office:value="0.89721445598831917">
            <text:p>0.89721445598831917</text:p>
          </table:table-cell>
          <table:table-cell office:value-type="float" office:value="16.880430721557317">
            <text:p>16.880430721557317</text:p>
          </table:table-cell>
          <table:table-cell office:value-type="float" office:value="0.06497967027162635">
            <text:p>0.06497967027162635</text:p>
          </table:table-cell>
          <table:table-cell office:value-type="float" office:value="0.00068139494396746159">
            <text:p>0.00068139494396746159</text:p>
          </table:table-cell>
          <table:table-cell office:value-type="float" office:value="0.025605445855150098">
            <text:p>0.025605445855150098</text:p>
          </table:table-cell>
          <table:table-cell table:number-columns-repeated="1024"/>
        </table:table-row>
        <table:table-row table:style-name="ro28">
          <table:table-cell office:value-type="string">
            <text:p><text:span text:style-name="T33">2017_10</text:span></text:p>
          </table:table-cell>
          <table:table-cell office:value-type="float" office:value="0.9515020512594291">
            <text:p>0.9515020512594291</text:p>
          </table:table-cell>
          <table:table-cell office:value-type="float" office:value="0.96289364561142032">
            <text:p>0.96289364561142032</text:p>
          </table:table-cell>
          <table:table-cell office:value-type="float" office:value="18.592671132539738">
            <text:p>18.592671132539738</text:p>
          </table:table-cell>
          <table:table-cell office:value-type="float" office:value="0.029423116717748232">
            <text:p>0.029423116717748232</text:p>
          </table:table-cell>
          <table:table-cell office:value-type="float" office:value="0.002840269822627306">
            <text:p>0.002840269822627306</text:p>
          </table:table-cell>
          <table:table-cell office:value-type="float" office:value="0.084935176401889967">
            <text:p>0.084935176401889967</text:p>
          </table:table-cell>
          <table:table-cell table:number-columns-repeated="1024"/>
        </table:table-row>
        <table:table-row table:style-name="ro29">
          <table:table-cell office:value-type="string">
            <text:p><text:span text:style-name="T34">2017_11</text:span></text:p>
          </table:table-cell>
          <table:table-cell office:value-type="float" office:value="0.97653525447121525">
            <text:p>0.97653525447121525</text:p>
          </table:table-cell>
          <table:table-cell office:value-type="float" office:value="0.98525415896533197">
            <text:p>0.98525415896533197</text:p>
          </table:table-cell>
          <table:table-cell office:value-type="float" office:value="21.955202046797268">
            <text:p>21.955202046797268</text:p>
          </table:table-cell>
          <table:table-cell office:value-type="float" office:value="0.014302445741715884">
            <text:p>0.014302445741715884</text:p>
          </table:table-cell>
          <table:table-cell office:value-type="float" office:value="0.00013503138325177133">
            <text:p>0.00013503138325177133</text:p>
          </table:table-cell>
          <table:table-cell office:value-type="float" office:value="0.10023584084163578">
            <text:p>0.10023584084163578</text:p>
          </table:table-cell>
          <table:table-cell table:number-columns-repeated="1024"/>
        </table:table-row>
        <table:table-row table:style-name="ro30">
          <table:table-cell office:value-type="string">
            <text:p><text:span text:style-name="T35">2017_12</text:span></text:p>
          </table:table-cell>
          <table:table-cell office:value-type="float" office:value="0.88560793916208091">
            <text:p>0.88560793916208091</text:p>
          </table:table-cell>
          <table:table-cell office:value-type="float" office:value="0.89374743339661056">
            <text:p>0.89374743339661056</text:p>
          </table:table-cell>
          <table:table-cell office:value-type="float" office:value="16.332947343100834">
            <text:p>16.332947343100834</text:p>
          </table:table-cell>
          <table:table-cell office:value-type="float" office:value="0.024302452891211305">
            <text:p>0.024302452891211305</text:p>
          </table:table-cell>
          <table:table-cell office:value-type="float" office:value="0.0081140100955963135">
            <text:p>0.0081140100955963135</text:p>
          </table:table-cell>
          <table:table-cell office:value-type="float" office:value="0.23440569076473258">
            <text:p>0.23440569076473258</text:p>
          </table:table-cell>
          <table:table-cell table:number-columns-repeated="1024"/>
        </table:table-row>
        <table:table-row table:style-name="ro31">
          <table:table-cell office:value-type="string">
            <text:p><text:span text:style-name="T36">2017_13</text:span></text:p>
          </table:table-cell>
          <table:table-cell office:value-type="float" office:value="0.73774696558311237">
            <text:p>0.73774696558311237</text:p>
          </table:table-cell>
          <table:table-cell office:value-type="float" office:value="0.74194748469421201">
            <text:p>0.74194748469421201</text:p>
          </table:table-cell>
          <table:table-cell office:value-type="float" office:value="13.0496373160403">
            <text:p>13.0496373160403</text:p>
          </table:table-cell>
          <table:table-cell office:value-type="float" office:value="0.034510887532152111">
            <text:p>0.034510887532152111</text:p>
          </table:table-cell>
          <table:table-cell office:value-type="float" office:value="0.016252839937806129">
            <text:p>0.016252839937806129</text:p>
          </table:table-cell>
          <table:table-cell office:value-type="float" office:value="0.34762955327366013">
            <text:p>0.34762955327366013</text:p>
          </table:table-cell>
          <table:table-cell table:number-columns-repeated="1024"/>
        </table:table-row>
        <table:table-row table:style-name="ro32">
          <table:table-cell office:value-type="string">
            <text:p><text:span text:style-name="T37">2017_14</text:span></text:p>
          </table:table-cell>
          <table:table-cell office:value-type="float" office:value="0.92340072533815987">
            <text:p>0.92340072533815987</text:p>
          </table:table-cell>
          <table:table-cell office:value-type="float" office:value="0.93108899841566028">
            <text:p>0.93108899841566028</text:p>
          </table:table-cell>
          <table:table-cell office:value-type="float" office:value="19.086107283293593">
            <text:p>19.086107283293593</text:p>
          </table:table-cell>
          <table:table-cell office:value-type="float" office:value="0.015605321011572134">
            <text:p>0.015605321011572134</text:p>
          </table:table-cell>
          <table:table-cell office:value-type="float" office:value="0.0022972077131271362">
            <text:p>0.0022972077131271362</text:p>
          </table:table-cell>
          <table:table-cell office:value-type="float" office:value="0.14558371418944685">
            <text:p>0.14558371418944685</text:p>
          </table:table-cell>
          <table:table-cell table:number-columns-repeated="1024"/>
        </table:table-row>
        <table:table-row table:style-name="ro33">
          <table:table-cell office:value-type="string">
            <text:p><text:span text:style-name="T38">2017_15</text:span></text:p>
          </table:table-cell>
          <table:table-cell office:value-type="float" office:value="0.96144194211983158">
            <text:p>0.96144194211983158</text:p>
          </table:table-cell>
          <table:table-cell office:value-type="float" office:value="0.97141036621531152">
            <text:p>0.97141036621531152</text:p>
          </table:table-cell>
          <table:table-cell office:value-type="float" office:value="19.29250484414445">
            <text:p>19.29250484414445</text:p>
          </table:table-cell>
          <table:table-cell office:value-type="float" office:value="0.018690738858136349">
            <text:p>0.018690738858136349</text:p>
          </table:table-cell>
          <table:table-cell office:value-type="float" office:value="0.00019449731917120516">
            <text:p>0.00019449731917120516</text:p>
          </table:table-cell>
          <table:table-cell office:value-type="float" office:value="0.12751265343231885">
            <text:p>0.12751265343231885</text:p>
          </table:table-cell>
          <table:table-cell table:number-columns-repeated="1024"/>
        </table:table-row>
        <table:table-row table:style-name="ro34">
          <table:table-cell office:value-type="string">
            <text:p><text:span text:style-name="T39">2017_16</text:span></text:p>
          </table:table-cell>
          <table:table-cell office:value-type="float" office:value="0.73596708099114472">
            <text:p>0.73596708099114472</text:p>
          </table:table-cell>
          <table:table-cell office:value-type="float" office:value="0.73992724804332521">
            <text:p>0.73992724804332521</text:p>
          </table:table-cell>
          <table:table-cell office:value-type="float" office:value="14.140129747598269">
            <text:p>14.140129747598269</text:p>
          </table:table-cell>
          <table:table-cell office:value-type="float" office:value="0.027656771796674817">
            <text:p>0.027656771796674817</text:p>
          </table:table-cell>
          <table:table-cell office:value-type="float" office:value="0.039441671222448349">
            <text:p>0.039441671222448349</text:p>
          </table:table-cell>
          <table:table-cell office:value-type="float" office:value="0.075496756821612401">
            <text:p>0.075496756821612401</text:p>
          </table:table-cell>
          <table:table-cell table:number-columns-repeated="1024"/>
        </table:table-row>
        <table:table-row table:style-name="ro35">
          <table:table-cell office:value-type="string">
            <text:p><text:span text:style-name="T40">2017_17</text:span></text:p>
          </table:table-cell>
          <table:table-cell office:value-type="float" office:value="0.92519300677397953">
            <text:p>0.92519300677397953</text:p>
          </table:table-cell>
          <table:table-cell office:value-type="float" office:value="0.93022179374102265">
            <text:p>0.93022179374102265</text:p>
          </table:table-cell>
          <table:table-cell office:value-type="float" office:value="20.833328948256078">
            <text:p>20.833328948256078</text:p>
          </table:table-cell>
          <table:table-cell office:value-type="float" office:value="0.014269790456496165">
            <text:p>0.014269790456496165</text:p>
          </table:table-cell>
          <table:table-cell office:value-type="float" office:value="1.5413945220643654e-05">
            <text:p>1.5413945220643654e-05</text:p>
          </table:table-cell>
          <table:table-cell office:value-type="float" office:value="0.096389750495078849">
            <text:p>0.096389750495078849</text:p>
          </table:table-cell>
          <table:table-cell table:number-columns-repeated="1024"/>
        </table:table-row>
        <table:table-row table:style-name="ro36">
          <table:table-cell office:value-type="string">
            <text:p><text:span text:style-name="T41">2017_18</text:span></text:p>
          </table:table-cell>
          <table:table-cell office:value-type="float" office:value="0.90262339539302217">
            <text:p>0.90262339539302217</text:p>
          </table:table-cell>
          <table:table-cell office:value-type="float" office:value="0.95199987787541296">
            <text:p>0.95199987787541296</text:p>
          </table:table-cell>
          <table:table-cell office:value-type="float" office:value="17.261650446619534">
            <text:p>17.261650446619534</text:p>
          </table:table-cell>
          <table:table-cell office:value-type="float" office:value="0.060509634207801415">
            <text:p>0.060509634207801415</text:p>
          </table:table-cell>
          <table:table-cell office:value-type="float" office:value="0.0025133432354778051">
            <text:p>0.0025133432354778051</text:p>
          </table:table-cell>
          <table:table-cell office:value-type="float" office:value="0.4310460202395916">
            <text:p>0.4310460202395916</text:p>
          </table:table-cell>
          <table:table-cell table:number-columns-repeated="1024"/>
        </table:table-row>
        <table:table-row table:style-name="ro37">
          <table:table-cell office:value-type="string">
            <text:p><text:span text:style-name="T42">2017_19</text:span></text:p>
          </table:table-cell>
          <table:table-cell office:value-type="float" office:value="0.91863520517362884">
            <text:p>0.91863520517362884</text:p>
          </table:table-cell>
          <table:table-cell office:value-type="float" office:value="0.94873190541323693">
            <text:p>0.94873190541323693</text:p>
          </table:table-cell>
          <table:table-cell office:value-type="float" office:value="19.140924014992638">
            <text:p>19.140924014992638</text:p>
          </table:table-cell>
          <table:table-cell office:value-type="float" office:value="0.039018498686701271">
            <text:p>0.039018498686701271</text:p>
          </table:table-cell>
          <table:table-cell office:value-type="float" office:value="0.00022749125491827726">
            <text:p>0.00022749125491827726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38">
          <table:table-cell office:value-type="string">
            <text:p><text:span text:style-name="T43">2017_2</text:span></text:p>
          </table:table-cell>
          <table:table-cell office:value-type="float" office:value="0.93150739746784117">
            <text:p>0.93150739746784117</text:p>
          </table:table-cell>
          <table:table-cell office:value-type="float" office:value="0.95157910795319867">
            <text:p>0.95157910795319867</text:p>
          </table:table-cell>
          <table:table-cell office:value-type="float" office:value="18.613074988322605">
            <text:p>18.613074988322605</text:p>
          </table:table-cell>
          <table:table-cell office:value-type="float" office:value="0.044603358667198993">
            <text:p>0.044603358667198993</text:p>
          </table:table-cell>
          <table:table-cell office:value-type="float" office:value="0.00035748883965425193">
            <text:p>0.00035748883965425193</text:p>
          </table:table-cell>
          <table:table-cell office:value-type="float" office:value="0.057880107156379326">
            <text:p>0.057880107156379326</text:p>
          </table:table-cell>
          <table:table-cell table:number-columns-repeated="1024"/>
        </table:table-row>
        <table:table-row table:style-name="ro39">
          <table:table-cell office:value-type="string">
            <text:p><text:span text:style-name="T44">2017_20</text:span></text:p>
          </table:table-cell>
          <table:table-cell office:value-type="float" office:value="0.93130262351927406">
            <text:p>0.93130262351927406</text:p>
          </table:table-cell>
          <table:table-cell office:value-type="float" office:value="0.96209465265086624">
            <text:p>0.96209465265086624</text:p>
          </table:table-cell>
          <table:table-cell office:value-type="float" office:value="17.990190364503576">
            <text:p>17.990190364503576</text:p>
          </table:table-cell>
          <table:table-cell office:value-type="float" office:value="0.039242247412072717">
            <text:p>0.039242247412072717</text:p>
          </table:table-cell>
          <table:table-cell office:value-type="float" office:value="0.0011474768398329616">
            <text:p>0.0011474768398329616</text:p>
          </table:table-cell>
          <table:table-cell office:value-type="float" office:value="0.00070323482281548064">
            <text:p>0.00070323482281548064</text:p>
          </table:table-cell>
          <table:table-cell table:number-columns-repeated="1024"/>
        </table:table-row>
        <table:table-row table:style-name="ro40">
          <table:table-cell office:value-type="string">
            <text:p><text:span text:style-name="T45">2017_3</text:span></text:p>
          </table:table-cell>
          <table:table-cell office:value-type="float" office:value="0.92741594811520023">
            <text:p>0.92741594811520023</text:p>
          </table:table-cell>
          <table:table-cell office:value-type="float" office:value="0.94839668231817997">
            <text:p>0.94839668231817997</text:p>
          </table:table-cell>
          <table:table-cell office:value-type="float" office:value="19.482893830043402">
            <text:p>19.482893830043402</text:p>
          </table:table-cell>
          <table:table-cell office:value-type="float" office:value="0.041253977269492106">
            <text:p>0.041253977269492106</text:p>
          </table:table-cell>
          <table:table-cell office:value-type="float" office:value="0.00037902730400674045">
            <text:p>0.00037902730400674045</text:p>
          </table:table-cell>
          <table:table-cell office:value-type="float" office:value="0.071183247188674706">
            <text:p>0.071183247188674706</text:p>
          </table:table-cell>
          <table:table-cell table:number-columns-repeated="1024"/>
        </table:table-row>
        <table:table-row table:style-name="ro41">
          <table:table-cell office:value-type="string">
            <text:p><text:span text:style-name="T46">2017_4</text:span></text:p>
          </table:table-cell>
          <table:table-cell office:value-type="float" office:value="0.84659086671026029">
            <text:p>0.84659086671026029</text:p>
          </table:table-cell>
          <table:table-cell office:value-type="float" office:value="0.85678097625719329">
            <text:p>0.85678097625719329</text:p>
          </table:table-cell>
          <table:table-cell office:value-type="float" office:value="16.864714804155241">
            <text:p>16.864714804155241</text:p>
          </table:table-cell>
          <table:table-cell office:value-type="float" office:value="0.033554106653199842">
            <text:p>0.033554106653199842</text:p>
          </table:table-cell>
          <table:table-cell office:value-type="float" office:value="0.0077560632489621639">
            <text:p>0.0077560632489621639</text:p>
          </table:table-cell>
          <table:table-cell office:value-type="float" office:value="0.093311225066898956">
            <text:p>0.093311225066898956</text:p>
          </table:table-cell>
          <table:table-cell table:number-columns-repeated="1024"/>
        </table:table-row>
        <table:table-row table:style-name="ro42">
          <table:table-cell office:value-type="string">
            <text:p><text:span text:style-name="T47">2017_5</text:span></text:p>
          </table:table-cell>
          <table:table-cell office:value-type="float" office:value="0.7945588649766816">
            <text:p>0.7945588649766816</text:p>
          </table:table-cell>
          <table:table-cell office:value-type="float" office:value="0.79824782116253989">
            <text:p>0.79824782116253989</text:p>
          </table:table-cell>
          <table:table-cell office:value-type="float" office:value="17.145780877442803">
            <text:p>17.145780877442803</text:p>
          </table:table-cell>
          <table:table-cell office:value-type="float" office:value="0.020933924713805729">
            <text:p>0.020933924713805729</text:p>
          </table:table-cell>
          <table:table-cell office:value-type="float" office:value="0.006713558454066515">
            <text:p>0.006713558454066515</text:p>
          </table:table-cell>
          <table:table-cell office:value-type="float" office:value="0.24095740261840523">
            <text:p>0.24095740261840523</text:p>
          </table:table-cell>
          <table:table-cell table:number-columns-repeated="1024"/>
        </table:table-row>
        <table:table-row table:style-name="ro43">
          <table:table-cell office:value-type="string">
            <text:p><text:span text:style-name="T48">2017_6</text:span></text:p>
          </table:table-cell>
          <table:table-cell office:value-type="float" office:value="0.91956738229231794">
            <text:p>0.91956738229231794</text:p>
          </table:table-cell>
          <table:table-cell office:value-type="float" office:value="0.97873689824628896">
            <text:p>0.97873689824628896</text:p>
          </table:table-cell>
          <table:table-cell office:value-type="float" office:value="14.699851846034802">
            <text:p>14.699851846034802</text:p>
          </table:table-cell>
          <table:table-cell office:value-type="float" office:value="0.067734254290274937">
            <text:p>0.067734254290274937</text:p>
          </table:table-cell>
          <table:table-cell office:value-type="float" office:value="0.0038445685058832169">
            <text:p>0.0038445685058832169</text:p>
          </table:table-cell>
          <table:table-cell office:value-type="float" office:value="0.71427009774197359">
            <text:p>0.71427009774197359</text:p>
          </table:table-cell>
          <table:table-cell table:number-columns-repeated="1024"/>
        </table:table-row>
        <table:table-row table:style-name="ro44">
          <table:table-cell office:value-type="string">
            <text:p><text:span text:style-name="T49">2017_7</text:span></text:p>
          </table:table-cell>
          <table:table-cell office:value-type="float" office:value="0.93674526851973816">
            <text:p>0.93674526851973816</text:p>
          </table:table-cell>
          <table:table-cell office:value-type="float" office:value="0.97179004008099235">
            <text:p>0.97179004008099235</text:p>
          </table:table-cell>
          <table:table-cell office:value-type="float" office:value="15.876692843475295">
            <text:p>15.876692843475295</text:p>
          </table:table-cell>
          <table:table-cell office:value-type="float" office:value="0.045703108084066323">
            <text:p>0.045703108084066323</text:p>
          </table:table-cell>
          <table:table-cell office:value-type="float" office:value="0.0010948056587949395">
            <text:p>0.0010948056587949395</text:p>
          </table:table-cell>
          <table:table-cell office:value-type="float" office:value="0.35164066350374085">
            <text:p>0.35164066350374085</text:p>
          </table:table-cell>
          <table:table-cell table:number-columns-repeated="1024"/>
        </table:table-row>
        <table:table-row table:style-name="ro45">
          <table:table-cell office:value-type="string">
            <text:p><text:span text:style-name="T50">2017_8</text:span></text:p>
          </table:table-cell>
          <table:table-cell office:value-type="float" office:value="0.9354089876608952">
            <text:p>0.9354089876608952</text:p>
          </table:table-cell>
          <table:table-cell office:value-type="float" office:value="0.97151439749864932">
            <text:p>0.97151439749864932</text:p>
          </table:table-cell>
          <table:table-cell office:value-type="float" office:value="19.987012745303613">
            <text:p>19.987012745303613</text:p>
          </table:table-cell>
          <table:table-cell office:value-type="float" office:value="0.041585673520069262">
            <text:p>0.041585673520069262</text:p>
          </table:table-cell>
          <table:table-cell office:value-type="float" office:value="0.00050717312842607498">
            <text:p>0.00050717312842607498</text:p>
          </table:table-cell>
          <table:table-cell office:value-type="float" office:value="0.21461636739664933">
            <text:p>0.21461636739664933</text:p>
          </table:table-cell>
          <table:table-cell table:number-columns-repeated="1024"/>
        </table:table-row>
        <table:table-row table:style-name="ro46">
          <table:table-cell office:value-type="string">
            <text:p><text:span text:style-name="T51">2017_9</text:span></text:p>
          </table:table-cell>
          <table:table-cell office:value-type="float" office:value="0.91525007548885251">
            <text:p>0.91525007548885251</text:p>
          </table:table-cell>
          <table:table-cell office:value-type="float" office:value="0.90806987046600052">
            <text:p>0.90806987046600052</text:p>
          </table:table-cell>
          <table:table-cell office:value-type="float" office:value="17.422571051318595">
            <text:p>17.422571051318595</text:p>
          </table:table-cell>
          <table:table-cell office:value-type="float" office:value="0.047688827802142175">
            <text:p>0.047688827802142175</text:p>
          </table:table-cell>
          <table:table-cell office:value-type="float" office:value="0.0071664433926343918">
            <text:p>0.0071664433926343918</text:p>
          </table:table-cell>
          <table:table-cell office:value-type="float" office:value="0.1237452689683038">
            <text:p>0.1237452689683038</text:p>
          </table:table-cell>
          <table:table-cell table:number-columns-repeated="1024"/>
        </table:table-row>
        <table:table-row table:style-name="ro47">
          <table:table-cell table:style-name="ce5" office:value-type="string">
            <text:p><text:span text:style-name="T52">2017_mean</text:span></text:p>
          </table:table-cell>
          <table:table-cell table:style-name="ce5" table:formula="of:=SUM([.B2:.B21])/COUNT([.B2:.B21])" office:value-type="float" office:value="0.89735038217313401">
            <text:p>0.89735038217313401</text:p>
          </table:table-cell>
          <table:table-cell table:style-name="ce5" table:formula="of:=SUM([.C2:.C21])/COUNT([.C2:.C21])" office:value-type="float" office:value="0.91508239074968856">
            <text:p>0.91508239074968856</text:p>
          </table:table-cell>
          <table:table-cell table:style-name="ce5" table:formula="of:=SUM([.D2:.D21])/COUNT([.D2:.D21])" office:value-type="float" office:value="17.732415859776996">
            <text:p>17.732415859776996</text:p>
          </table:table-cell>
          <table:table-cell table:style-name="ce5" table:formula="of:=SUM([.E2:.E21])/COUNT([.E2:.E21])" office:value-type="float" office:value="0.036278440329207906">
            <text:p>0.036278440329207906</text:p>
          </table:table-cell>
          <table:table-cell table:style-name="ce5" table:formula="of:=SUM([.F2:.F21])/COUNT([.F2:.F21])" office:value-type="float" office:value="0.0050839888122936831">
            <text:p>0.0050839888122936831</text:p>
          </table:table-cell>
          <table:table-cell table:style-name="ce5" table:formula="of:=SUM([.G2:.G21])/COUNT([.G2:.G21])" office:value-type="float" office:value="0.17685741083894793">
            <text:p>0.17685741083894793</text:p>
          </table:table-cell>
          <table:table-cell table:number-columns-repeated="1024"/>
        </table:table-row>
        <table:table-row table:style-name="ro48">
          <table:table-cell table:number-columns-repeated="1024"/>
        </table:table-row>
        <table:table-row table:number-rows-repeated="41" table:style-name="ro25">
          <table:table-cell table:number-columns-repeated="1024"/>
        </table:table-row>
      </table:table>
      <table:table table:name="2018" table:style-name="ta3">
        <table:table-column table:style-name="co23" table:default-cell-style-name="ce4"/>
        <table:table-column table:number-columns-repeated="2" table:style-name="co24" table:default-cell-style-name="ce4"/>
        <table:table-column table:style-name="co25" table:default-cell-style-name="ce4"/>
        <table:table-column table:number-columns-repeated="2" table:style-name="co26" table:default-cell-style-name="ce4"/>
        <table:table-column table:style-name="co27" table:default-cell-style-name="ce4"/>
        <table:table-column table:number-columns-repeated="1117" table:style-name="co28" table:default-cell-style-name="ce4"/>
        <table:table-column table:style-name="co29" table:default-cell-style-name="ce4"/>
        <table:table-column table:number-columns-repeated="100" table:style-name="co30" table:default-cell-style-name="Default"/>
        <table:table-column table:style-name="co22" table:default-cell-style-name="Default"/>
        <table:table-row table:style-name="ro50">
          <table:table-cell office:value-type="string">
            <text:p><text:span text:style-name="T53">img</text:span></text:p>
          </table:table-cell>
          <table:table-cell office:value-type="string">
            <text:p><text:span text:style-name="T54">fmeasure</text:span></text:p>
          </table:table-cell>
          <table:table-cell office:value-type="string">
            <text:p><text:span text:style-name="T55">pfmeasure</text:span></text:p>
          </table:table-cell>
          <table:table-cell office:value-type="string">
            <text:p><text:span text:style-name="T56">psnr</text:span></text:p>
          </table:table-cell>
          <table:table-cell office:value-type="string">
            <text:p><text:span text:style-name="T57">nrm</text:span></text:p>
          </table:table-cell>
          <table:table-cell office:value-type="string">
            <text:p><text:span text:style-name="T58">mpm</text:span></text:p>
          </table:table-cell>
          <table:table-cell office:value-type="string">
            <text:p><text:span text:style-name="T59">drd</text:span></text:p>
          </table:table-cell>
          <table:table-cell table:number-columns-repeated="1024"/>
        </table:table-row>
        <table:table-row table:style-name="ro51">
          <table:table-cell office:value-type="string">
            <text:p><text:span text:style-name="T60">2018_1</text:span></text:p>
          </table:table-cell>
          <table:table-cell office:value-type="float" office:value="0.49789697103309949">
            <text:p>0.49789697103309949</text:p>
          </table:table-cell>
          <table:table-cell office:value-type="float" office:value="0.50700173976836738">
            <text:p>0.50700173976836738</text:p>
          </table:table-cell>
          <table:table-cell office:value-type="float" office:value="10.212382592266069">
            <text:p>10.212382592266069</text:p>
          </table:table-cell>
          <table:table-cell office:value-type="float" office:value="0.085210555882557076">
            <text:p>0.085210555882557076</text:p>
          </table:table-cell>
          <table:table-cell office:value-type="float" office:value="0.074499174952507019">
            <text:p>0.074499174952507019</text:p>
          </table:table-cell>
          <table:table-cell office:value-type="float" office:value="0.38601136140858949">
            <text:p>0.38601136140858949</text:p>
          </table:table-cell>
          <table:table-cell table:number-columns-repeated="1024"/>
        </table:table-row>
        <table:table-row table:style-name="ro52">
          <table:table-cell office:value-type="string">
            <text:p><text:span text:style-name="T61">2018_10</text:span></text:p>
          </table:table-cell>
          <table:table-cell office:value-type="float" office:value="0.58331200694313079">
            <text:p>0.58331200694313079</text:p>
          </table:table-cell>
          <table:table-cell office:value-type="float" office:value="0.6646875076332871">
            <text:p>0.6646875076332871</text:p>
          </table:table-cell>
          <table:table-cell office:value-type="float" office:value="10.127069364215588">
            <text:p>10.127069364215588</text:p>
          </table:table-cell>
          <table:table-cell office:value-type="float" office:value="0.28364711947320681">
            <text:p>0.28364711947320681</text:p>
          </table:table-cell>
          <table:table-cell office:value-type="float" office:value="0.037041265517473221">
            <text:p>0.037041265517473221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53">
          <table:table-cell office:value-type="string">
            <text:p><text:span text:style-name="T62">2018_2</text:span></text:p>
          </table:table-cell>
          <table:table-cell office:value-type="float" office:value="0.59765433790848388">
            <text:p>0.59765433790848388</text:p>
          </table:table-cell>
          <table:table-cell office:value-type="float" office:value="0.62359348558047445">
            <text:p>0.62359348558047445</text:p>
          </table:table-cell>
          <table:table-cell office:value-type="float" office:value="13.038657838313556">
            <text:p>13.038657838313556</text:p>
          </table:table-cell>
          <table:table-cell office:value-type="float" office:value="0.12945737217890224">
            <text:p>0.12945737217890224</text:p>
          </table:table-cell>
          <table:table-cell office:value-type="float" office:value="0.042094718664884567">
            <text:p>0.042094718664884567</text:p>
          </table:table-cell>
          <table:table-cell office:value-type="float" office:value="0.16653291896352027">
            <text:p>0.16653291896352027</text:p>
          </table:table-cell>
          <table:table-cell table:number-columns-repeated="1024"/>
        </table:table-row>
        <table:table-row table:style-name="ro54">
          <table:table-cell office:value-type="string">
            <text:p><text:span text:style-name="T63">2018_3</text:span></text:p>
          </table:table-cell>
          <table:table-cell office:value-type="float" office:value="0.87795154860472258">
            <text:p>0.87795154860472258</text:p>
          </table:table-cell>
          <table:table-cell office:value-type="float" office:value="0.91508010723022504">
            <text:p>0.91508010723022504</text:p>
          </table:table-cell>
          <table:table-cell office:value-type="float" office:value="13.981439297865062">
            <text:p>13.981439297865062</text:p>
          </table:table-cell>
          <table:table-cell office:value-type="float" office:value="0.069542524948646295">
            <text:p>0.069542524948646295</text:p>
          </table:table-cell>
          <table:table-cell office:value-type="float" office:value="0.047766339033842087">
            <text:p>0.047766339033842087</text:p>
          </table:table-cell>
          <table:table-cell office:value-type="float" office:value="0.16326173662673682">
            <text:p>0.16326173662673682</text:p>
          </table:table-cell>
          <table:table-cell table:number-columns-repeated="1024"/>
        </table:table-row>
        <table:table-row table:style-name="ro55">
          <table:table-cell office:value-type="string">
            <text:p><text:span text:style-name="T64">2018_4</text:span></text:p>
          </table:table-cell>
          <table:table-cell office:value-type="float" office:value="0.57052305492672473">
            <text:p>0.57052305492672473</text:p>
          </table:table-cell>
          <table:table-cell office:value-type="float" office:value="0.59743093264388558">
            <text:p>0.59743093264388558</text:p>
          </table:table-cell>
          <table:table-cell office:value-type="float" office:value="13.823185963089371">
            <text:p>13.823185963089371</text:p>
          </table:table-cell>
          <table:table-cell office:value-type="float" office:value="0.096495807211982157">
            <text:p>0.096495807211982157</text:p>
          </table:table-cell>
          <table:table-cell office:value-type="float" office:value="0.021037468686699867">
            <text:p>0.021037468686699867</text:p>
          </table:table-cell>
          <table:table-cell office:value-type="float" office:value="0.57512753467284594">
            <text:p>0.57512753467284594</text:p>
          </table:table-cell>
          <table:table-cell table:number-columns-repeated="1024"/>
        </table:table-row>
        <table:table-row table:style-name="ro56">
          <table:table-cell office:value-type="string">
            <text:p><text:span text:style-name="T65">2018_5</text:span></text:p>
          </table:table-cell>
          <table:table-cell office:value-type="float" office:value="0.4813997411919409">
            <text:p>0.4813997411919409</text:p>
          </table:table-cell>
          <table:table-cell office:value-type="float" office:value="0.50447522892734475">
            <text:p>0.50447522892734475</text:p>
          </table:table-cell>
          <table:table-cell office:value-type="float" office:value="10.823725896214039">
            <text:p>10.823725896214039</text:p>
          </table:table-cell>
          <table:table-cell office:value-type="float" office:value="0.24637145092566468">
            <text:p>0.24637145092566468</text:p>
          </table:table-cell>
          <table:table-cell office:value-type="float" office:value="0.068517684936523438">
            <text:p>0.068517684936523438</text:p>
          </table:table-cell>
          <table:table-cell office:value-type="float" office:value="0.25522461724712658">
            <text:p>0.25522461724712658</text:p>
          </table:table-cell>
          <table:table-cell table:number-columns-repeated="1024"/>
        </table:table-row>
        <table:table-row table:style-name="ro57">
          <table:table-cell office:value-type="string">
            <text:p><text:span text:style-name="T66">2018_6</text:span></text:p>
          </table:table-cell>
          <table:table-cell office:value-type="float" office:value="0.91786717202170731">
            <text:p>0.91786717202170731</text:p>
          </table:table-cell>
          <table:table-cell office:value-type="float" office:value="0.93117320684662463">
            <text:p>0.93117320684662463</text:p>
          </table:table-cell>
          <table:table-cell office:value-type="float" office:value="17.931884951482218">
            <text:p>17.931884951482218</text:p>
          </table:table-cell>
          <table:table-cell office:value-type="float" office:value="0.032531056000558806">
            <text:p>0.032531056000558806</text:p>
          </table:table-cell>
          <table:table-cell office:value-type="float" office:value="0.0076235481537878513">
            <text:p>0.0076235481537878513</text:p>
          </table:table-cell>
          <table:table-cell office:value-type="float" office:value="0.00056243833395645771">
            <text:p>0.00056243833395645771</text:p>
          </table:table-cell>
          <table:table-cell table:number-columns-repeated="1024"/>
        </table:table-row>
        <table:table-row table:style-name="ro58">
          <table:table-cell office:value-type="string">
            <text:p><text:span text:style-name="T67">2018_7</text:span></text:p>
          </table:table-cell>
          <table:table-cell office:value-type="float" office:value="0.74776161084229542">
            <text:p>0.74776161084229542</text:p>
          </table:table-cell>
          <table:table-cell office:value-type="float" office:value="0.7531510365691032">
            <text:p>0.7531510365691032</text:p>
          </table:table-cell>
          <table:table-cell office:value-type="float" office:value="16.124330873457314">
            <text:p>16.124330873457314</text:p>
          </table:table-cell>
          <table:table-cell office:value-type="float" office:value="0.024302542588194354">
            <text:p>0.024302542588194354</text:p>
          </table:table-cell>
          <table:table-cell office:value-type="float" office:value="0.057377591729164124">
            <text:p>0.057377591729164124</text:p>
          </table:table-cell>
          <table:table-cell office:value-type="float" office:value="0.11123768264247526">
            <text:p>0.11123768264247526</text:p>
          </table:table-cell>
          <table:table-cell table:number-columns-repeated="1024"/>
        </table:table-row>
        <table:table-row table:style-name="ro59">
          <table:table-cell office:value-type="string">
            <text:p><text:span text:style-name="T68">2018_8</text:span></text:p>
          </table:table-cell>
          <table:table-cell office:value-type="float" office:value="0.91324107904418772">
            <text:p>0.91324107904418772</text:p>
          </table:table-cell>
          <table:table-cell office:value-type="float" office:value="0.9318766551378056">
            <text:p>0.9318766551378056</text:p>
          </table:table-cell>
          <table:table-cell office:value-type="float" office:value="17.06402792788618">
            <text:p>17.06402792788618</text:p>
          </table:table-cell>
          <table:table-cell office:value-type="float" office:value="0.04973711492049189">
            <text:p>0.04973711492049189</text:p>
          </table:table-cell>
          <table:table-cell office:value-type="float" office:value="0.0028089052066206932">
            <text:p>0.0028089052066206932</text:p>
          </table:table-cell>
          <table:table-cell office:value-type="float" office:value="0.23204713835272239">
            <text:p>0.23204713835272239</text:p>
          </table:table-cell>
          <table:table-cell table:number-columns-repeated="1024"/>
        </table:table-row>
        <table:table-row table:style-name="ro60">
          <table:table-cell office:value-type="string">
            <text:p><text:span text:style-name="T69">2018_9</text:span></text:p>
          </table:table-cell>
          <table:table-cell office:value-type="float" office:value="0.6583746766223878">
            <text:p>0.6583746766223878</text:p>
          </table:table-cell>
          <table:table-cell office:value-type="float" office:value="0.66158855085970991">
            <text:p>0.66158855085970991</text:p>
          </table:table-cell>
          <table:table-cell office:value-type="float" office:value="11.113708585327524">
            <text:p>11.113708585327524</text:p>
          </table:table-cell>
          <table:table-cell office:value-type="float" office:value="0.054616209466735628">
            <text:p>0.054616209466735628</text:p>
          </table:table-cell>
          <table:table-cell office:value-type="float" office:value="0.060503318905830383">
            <text:p>0.060503318905830383</text:p>
          </table:table-cell>
          <table:table-cell office:value-type="float" office:value="7.038625094909149e-05">
            <text:p>7.038625094909149e-05</text:p>
          </table:table-cell>
          <table:table-cell table:number-columns-repeated="1024"/>
        </table:table-row>
        <table:table-row table:style-name="ro61">
          <table:table-cell table:style-name="ce5" office:value-type="string">
            <text:p><text:span text:style-name="T70">2018_mean</text:span></text:p>
          </table:table-cell>
          <table:table-cell table:style-name="ce5" table:formula="of:=SUM([.B2:.B11])/COUNT([.B2:.B11])" office:value-type="float" office:value="0.68459821991386804">
            <text:p>0.68459821991386804</text:p>
          </table:table-cell>
          <table:table-cell table:style-name="ce5" table:formula="of:=SUM([.C2:.C11])/COUNT([.C2:.C11])" office:value-type="float" office:value="0.70900584511968279">
            <text:p>0.70900584511968279</text:p>
          </table:table-cell>
          <table:table-cell table:style-name="ce5" table:formula="of:=SUM([.D2:.D11])/COUNT([.D2:.D11])" office:value-type="float" office:value="13.424041329011692">
            <text:p>13.424041329011692</text:p>
          </table:table-cell>
          <table:table-cell table:style-name="ce5" table:formula="of:=SUM([.E2:.E11])/COUNT([.E2:.E11])" office:value-type="float" office:value="0.107191175359694">
            <text:p>0.107191175359694</text:p>
          </table:table-cell>
          <table:table-cell table:style-name="ce5" table:formula="of:=SUM([.F2:.F11])/COUNT([.F2:.F11])" office:value-type="float" office:value="0.041927001578733324">
            <text:p>0.041927001578733324</text:p>
          </table:table-cell>
          <table:table-cell table:style-name="ce5" table:formula="of:=SUM([.G2:.G11])/COUNT([.G2:.G11])" office:value-type="float" office:value="0.18900758144989224">
            <text:p>0.18900758144989224</text:p>
          </table:table-cell>
          <table:table-cell table:number-columns-repeated="1024"/>
        </table:table-row>
        <table:table-row table:style-name="ro62">
          <table:table-cell table:number-columns-repeated="1024"/>
        </table:table-row>
        <table:table-row table:number-rows-repeated="51" table:style-name="ro49">
          <table:table-cell table:number-columns-repeated="1024"/>
        </table:table-row>
      </table:table>
      <table:table table:name="2019" table:style-name="ta4"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number-columns-repeated="1117" table:style-name="co39" table:default-cell-style-name="ce4"/>
        <table:table-column table:style-name="co40" table:default-cell-style-name="ce4"/>
        <table:table-column table:number-columns-repeated="100" table:style-name="co41" table:default-cell-style-name="Default"/>
        <table:table-column table:style-name="co31" table:default-cell-style-name="Default"/>
        <table:table-row table:style-name="ro64">
          <table:table-cell office:value-type="string">
            <text:p><text:span text:style-name="T71">img</text:span></text:p>
          </table:table-cell>
          <table:table-cell office:value-type="string">
            <text:p><text:span text:style-name="T72">fmeasure</text:span></text:p>
          </table:table-cell>
          <table:table-cell office:value-type="string">
            <text:p><text:span text:style-name="T73">pfmeasure</text:span></text:p>
          </table:table-cell>
          <table:table-cell office:value-type="string">
            <text:p><text:span text:style-name="T74">psnr</text:span></text:p>
          </table:table-cell>
          <table:table-cell office:value-type="string">
            <text:p><text:span text:style-name="T75">nrm</text:span></text:p>
          </table:table-cell>
          <table:table-cell office:value-type="string">
            <text:p><text:span text:style-name="T76">mpm</text:span></text:p>
          </table:table-cell>
          <table:table-cell office:value-type="string">
            <text:p><text:span text:style-name="T77">drd</text:span></text:p>
          </table:table-cell>
          <table:table-cell table:number-columns-repeated="1024"/>
        </table:table-row>
        <table:table-row table:style-name="ro65">
          <table:table-cell office:value-type="string">
            <text:p><text:span text:style-name="T78">2019_10</text:span></text:p>
          </table:table-cell>
          <table:table-cell office:value-type="float" office:value="0.76694754181449565">
            <text:p>0.76694754181449565</text:p>
          </table:table-cell>
          <table:table-cell office:value-type="float" office:value="0.7407274520314171">
            <text:p>0.7407274520314171</text:p>
          </table:table-cell>
          <table:table-cell office:value-type="float" office:value="16.06457631741074">
            <text:p>16.06457631741074</text:p>
          </table:table-cell>
          <table:table-cell office:value-type="float" office:value="0.074823311774816673">
            <text:p>0.074823311774816673</text:p>
          </table:table-cell>
          <table:table-cell office:value-type="float" office:value="0.004490687046200037">
            <text:p>0.004490687046200037</text:p>
          </table:table-cell>
          <table:table-cell office:value-type="float" office:value="0.24322345969632128">
            <text:p>0.24322345969632128</text:p>
          </table:table-cell>
          <table:table-cell table:number-columns-repeated="1024"/>
        </table:table-row>
        <table:table-row table:style-name="ro66">
          <table:table-cell office:value-type="string">
            <text:p><text:span text:style-name="T79">2019_1</text:span></text:p>
          </table:table-cell>
          <table:table-cell office:value-type="float" office:value="0.72718250181318489">
            <text:p>0.72718250181318489</text:p>
          </table:table-cell>
          <table:table-cell office:value-type="float" office:value="0.72552980090851094">
            <text:p>0.72552980090851094</text:p>
          </table:table-cell>
          <table:table-cell office:value-type="float" office:value="14.049107438303851">
            <text:p>14.049107438303851</text:p>
          </table:table-cell>
          <table:table-cell office:value-type="float" office:value="0.027285930287551698">
            <text:p>0.027285930287551698</text:p>
          </table:table-cell>
          <table:table-cell office:value-type="float" office:value="0.0053372480906546116">
            <text:p>0.0053372480906546116</text:p>
          </table:table-cell>
          <table:table-cell office:value-type="float" office:value="0.35574541833063278">
            <text:p>0.35574541833063278</text:p>
          </table:table-cell>
          <table:table-cell table:number-columns-repeated="1024"/>
        </table:table-row>
        <table:table-row table:style-name="ro67">
          <table:table-cell office:value-type="string">
            <text:p><text:span text:style-name="T80">2019_2</text:span></text:p>
          </table:table-cell>
          <table:table-cell office:value-type="float" office:value="0.65922948376315438">
            <text:p>0.65922948376315438</text:p>
          </table:table-cell>
          <table:table-cell office:value-type="float" office:value="0.64116050916423728">
            <text:p>0.64116050916423728</text:p>
          </table:table-cell>
          <table:table-cell office:value-type="float" office:value="16.37085025497192">
            <text:p>16.37085025497192</text:p>
          </table:table-cell>
          <table:table-cell office:value-type="float" office:value="0.091104661178396135">
            <text:p>0.091104661178396135</text:p>
          </table:table-cell>
          <table:table-cell office:value-type="float" office:value="0.0040017422288656235">
            <text:p>0.0040017422288656235</text:p>
          </table:table-cell>
          <table:table-cell office:value-type="float" office:value="0.87628858797636233">
            <text:p>0.87628858797636233</text:p>
          </table:table-cell>
          <table:table-cell table:number-columns-repeated="1024"/>
        </table:table-row>
        <table:table-row table:style-name="ro68">
          <table:table-cell office:value-type="string">
            <text:p><text:span text:style-name="T81">2019_3</text:span></text:p>
          </table:table-cell>
          <table:table-cell office:value-type="float" office:value="0.71453687941283173">
            <text:p>0.71453687941283173</text:p>
          </table:table-cell>
          <table:table-cell office:value-type="float" office:value="0.71780689636907047">
            <text:p>0.71780689636907047</text:p>
          </table:table-cell>
          <table:table-cell office:value-type="float" office:value="17.83532479099868">
            <text:p>17.83532479099868</text:p>
          </table:table-cell>
          <table:table-cell office:value-type="float" office:value="0.028133808359777801">
            <text:p>0.028133808359777801</text:p>
          </table:table-cell>
          <table:table-cell office:value-type="float" office:value="0.0091287242248654366">
            <text:p>0.0091287242248654366</text:p>
          </table:table-cell>
          <table:table-cell office:value-type="float" office:value="0.35187430223640132">
            <text:p>0.35187430223640132</text:p>
          </table:table-cell>
          <table:table-cell table:number-columns-repeated="1024"/>
        </table:table-row>
        <table:table-row table:style-name="ro69">
          <table:table-cell office:value-type="string">
            <text:p><text:span text:style-name="T82">2019_4</text:span></text:p>
          </table:table-cell>
          <table:table-cell office:value-type="float" office:value="0.78895806186960082">
            <text:p>0.78895806186960082</text:p>
          </table:table-cell>
          <table:table-cell office:value-type="float" office:value="0.83320079822113136">
            <text:p>0.83320079822113136</text:p>
          </table:table-cell>
          <table:table-cell office:value-type="float" office:value="17.681029719043142">
            <text:p>17.681029719043142</text:p>
          </table:table-cell>
          <table:table-cell office:value-type="float" office:value="0.12703512992709975">
            <text:p>0.12703512992709975</text:p>
          </table:table-cell>
          <table:table-cell office:value-type="float" office:value="0.00067667220719158649">
            <text:p>0.00067667220719158649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70">
          <table:table-cell office:value-type="string">
            <text:p><text:span text:style-name="T83">2019_5</text:span></text:p>
          </table:table-cell>
          <table:table-cell office:value-type="float" office:value="0.81003940678492847">
            <text:p>0.81003940678492847</text:p>
          </table:table-cell>
          <table:table-cell office:value-type="float" office:value="0.80242071196194298">
            <text:p>0.80242071196194298</text:p>
          </table:table-cell>
          <table:table-cell office:value-type="float" office:value="15.020195675452435">
            <text:p>15.020195675452435</text:p>
          </table:table-cell>
          <table:table-cell office:value-type="float" office:value="0.041551192099436696">
            <text:p>0.041551192099436696</text:p>
          </table:table-cell>
          <table:table-cell office:value-type="float" office:value="0.00030269793933257461">
            <text:p>0.00030269793933257461</text:p>
          </table:table-cell>
          <table:table-cell office:value-type="float" office:value="0.1113600152386999">
            <text:p>0.1113600152386999</text:p>
          </table:table-cell>
          <table:table-cell table:number-columns-repeated="1024"/>
        </table:table-row>
        <table:table-row table:style-name="ro71">
          <table:table-cell office:value-type="string">
            <text:p><text:span text:style-name="T84">2019_6</text:span></text:p>
          </table:table-cell>
          <table:table-cell office:value-type="float" office:value="0.61116610572163943">
            <text:p>0.61116610572163943</text:p>
          </table:table-cell>
          <table:table-cell office:value-type="float" office:value="0.60012172938020025">
            <text:p>0.60012172938020025</text:p>
          </table:table-cell>
          <table:table-cell office:value-type="float" office:value="10.760279724973479">
            <text:p>10.760279724973479</text:p>
          </table:table-cell>
          <table:table-cell office:value-type="float" office:value="0.13177962327358253">
            <text:p>0.13177962327358253</text:p>
          </table:table-cell>
          <table:table-cell office:value-type="float" office:value="0.017623500898480415">
            <text:p>0.017623500898480415</text:p>
          </table:table-cell>
          <table:table-cell office:value-type="float" office:value="0.62620940076008647">
            <text:p>0.62620940076008647</text:p>
          </table:table-cell>
          <table:table-cell table:number-columns-repeated="1024"/>
        </table:table-row>
        <table:table-row table:style-name="ro72">
          <table:table-cell office:value-type="string">
            <text:p><text:span text:style-name="T85">2019_7</text:span></text:p>
          </table:table-cell>
          <table:table-cell office:value-type="float" office:value="0.66296449785882028">
            <text:p>0.66296449785882028</text:p>
          </table:table-cell>
          <table:table-cell office:value-type="float" office:value="0.65499363284874068">
            <text:p>0.65499363284874068</text:p>
          </table:table-cell>
          <table:table-cell office:value-type="float" office:value="11.305486388397554">
            <text:p>11.305486388397554</text:p>
          </table:table-cell>
          <table:table-cell office:value-type="float" office:value="0.080990348584339539">
            <text:p>0.080990348584339539</text:p>
          </table:table-cell>
          <table:table-cell office:value-type="float" office:value="0.031747821718454361">
            <text:p>0.031747821718454361</text:p>
          </table:table-cell>
          <table:table-cell office:value-type="float" office:value="0.26969490416216113">
            <text:p>0.26969490416216113</text:p>
          </table:table-cell>
          <table:table-cell table:number-columns-repeated="1024"/>
        </table:table-row>
        <table:table-row table:style-name="ro73">
          <table:table-cell office:value-type="string">
            <text:p><text:span text:style-name="T86">2019_8</text:span></text:p>
          </table:table-cell>
          <table:table-cell office:value-type="float" office:value="0.49132733825064834">
            <text:p>0.49132733825064834</text:p>
          </table:table-cell>
          <table:table-cell office:value-type="float" office:value="0.48767140295509182">
            <text:p>0.48767140295509182</text:p>
          </table:table-cell>
          <table:table-cell office:value-type="float" office:value="11.244784045539093">
            <text:p>11.244784045539093</text:p>
          </table:table-cell>
          <table:table-cell office:value-type="float" office:value="0.062626910250804566">
            <text:p>0.062626910250804566</text:p>
          </table:table-cell>
          <table:table-cell office:value-type="float" office:value="0.020367993041872978">
            <text:p>0.020367993041872978</text:p>
          </table:table-cell>
          <table:table-cell office:value-type="float" office:value="0.40099373908321323">
            <text:p>0.40099373908321323</text:p>
          </table:table-cell>
          <table:table-cell table:number-columns-repeated="1024"/>
        </table:table-row>
        <table:table-row table:style-name="ro74">
          <table:table-cell office:value-type="string">
            <text:p><text:span text:style-name="T87">2019_9</text:span></text:p>
          </table:table-cell>
          <table:table-cell office:value-type="float" office:value="0.65406201488675719">
            <text:p>0.65406201488675719</text:p>
          </table:table-cell>
          <table:table-cell office:value-type="float" office:value="0.64141744858691963">
            <text:p>0.64141744858691963</text:p>
          </table:table-cell>
          <table:table-cell office:value-type="float" office:value="11.394160684625493">
            <text:p>11.394160684625493</text:p>
          </table:table-cell>
          <table:table-cell office:value-type="float" office:value="0.093776778196851901">
            <text:p>0.093776778196851901</text:p>
          </table:table-cell>
          <table:table-cell office:value-type="float" office:value="0.021429426968097687">
            <text:p>0.021429426968097687</text:p>
          </table:table-cell>
          <table:table-cell office:value-type="float" office:value="0.33612710481975228">
            <text:p>0.33612710481975228</text:p>
          </table:table-cell>
          <table:table-cell table:number-columns-repeated="1024"/>
        </table:table-row>
        <table:table-row table:style-name="ro75">
          <table:table-cell table:style-name="ce6" office:value-type="string">
            <text:p>2019_mean</text:p>
          </table:table-cell>
          <table:table-cell table:style-name="ce5" table:formula="of:=SUM([.B2:.B11])/COUNT([.B2:.B11])" office:value-type="float" office:value="0.68864138321760604">
            <text:p>0.68864138321760604</text:p>
          </table:table-cell>
          <table:table-cell table:style-name="ce5" table:formula="of:=SUM([.C2:.C11])/COUNT([.C2:.C11])" office:value-type="float" office:value="0.68450503824272624">
            <text:p>0.68450503824272624</text:p>
          </table:table-cell>
          <table:table-cell table:style-name="ce5" table:formula="of:=SUM([.D2:.D11])/COUNT([.D2:.D11])" office:value-type="float" office:value="14.172579503971638">
            <text:p>14.172579503971638</text:p>
          </table:table-cell>
          <table:table-cell table:style-name="ce5" table:formula="of:=SUM([.E2:.E11])/COUNT([.E2:.E11])" office:value-type="float" office:value="0.075910769393265728">
            <text:p>0.075910769393265728</text:p>
          </table:table-cell>
          <table:table-cell table:style-name="ce5" table:formula="of:=SUM([.F2:.F11])/COUNT([.F2:.F11])" office:value-type="float" office:value="0.011510651436401531">
            <text:p>0.011510651436401531</text:p>
          </table:table-cell>
          <table:table-cell table:style-name="ce5" table:formula="of:=SUM([.G2:.G11])/COUNT([.G2:.G11])" office:value-type="float" office:value="0.35715169323036305">
            <text:p>0.35715169323036305</text:p>
          </table:table-cell>
          <table:table-cell table:number-columns-repeated="1024"/>
        </table:table-row>
        <table:table-row table:style-name="ro76">
          <table:table-cell table:number-columns-repeated="1024"/>
        </table:table-row>
        <table:table-row table:number-rows-repeated="51" table:style-name="ro63">
          <table:table-cell table:number-columns-repeated="1024"/>
        </table:table-row>
      </table:table>
      <table:table table:name="Average metrics" table:style-name="ta5">
        <table:table-column table:style-name="co43" table:default-cell-style-name="Default"/>
        <table:table-column table:number-columns-repeated="6" table:style-name="co44" table:default-cell-style-name="Default"/>
        <table:table-column table:number-columns-repeated="1017" table:style-name="co42" table:default-cell-style-name="Default"/>
        <table:table-row table:style-name="ro78">
          <table:table-cell table:style-name="ce7" office:value-type="string">
            <text:p>year</text:p>
          </table:table-cell>
          <table:table-cell table:style-name="ce8" office:value-type="string">
            <text:p><text:span text:style-name="T88">fmeasure</text:span></text:p>
          </table:table-cell>
          <table:table-cell table:style-name="ce8" office:value-type="string">
            <text:p><text:span text:style-name="T89">pfmeasure</text:span></text:p>
          </table:table-cell>
          <table:table-cell table:style-name="ce8" office:value-type="string">
            <text:p><text:span text:style-name="T90">psnr</text:span></text:p>
          </table:table-cell>
          <table:table-cell table:style-name="ce8" office:value-type="string">
            <text:p><text:span text:style-name="T91">nrm</text:span></text:p>
          </table:table-cell>
          <table:table-cell table:style-name="ce8" office:value-type="string">
            <text:p><text:span text:style-name="T92">mpm</text:span></text:p>
          </table:table-cell>
          <table:table-cell table:style-name="ce8" office:value-type="string">
            <text:p><text:span text:style-name="T93">drd</text:span></text:p>
          </table:table-cell>
          <table:table-cell table:number-columns-repeated="1024"/>
        </table:table-row>
        <table:table-row table:style-name="ro79">
          <table:table-cell office:value-type="string">
            <text:p>2013_mean</text:p>
          </table:table-cell>
          <table:table-cell office:value-type="float" office:value="0.92565269900000002">
            <text:p>0.92565269900000002</text:p>
          </table:table-cell>
          <table:table-cell office:value-type="float" office:value="0.93497160599999996">
            <text:p>0.93497160599999996</text:p>
          </table:table-cell>
          <table:table-cell office:value-type="float" office:value="21.02313685">
            <text:p>21.02313685</text:p>
          </table:table-cell>
          <table:table-cell office:value-type="float" office:value="0.020949203">
            <text:p>0.020949203</text:p>
          </table:table-cell>
          <table:table-cell office:value-type="float" office:value="0.0051179800000000003">
            <text:p>0.0051179800000000003</text:p>
          </table:table-cell>
          <table:table-cell office:value-type="float" office:value="0.186445483">
            <text:p>0.186445483</text:p>
          </table:table-cell>
          <table:table-cell table:number-columns-repeated="1024"/>
        </table:table-row>
        <table:table-row table:style-name="ro80">
          <table:table-cell office:value-type="string">
            <text:p>2017_mean</text:p>
          </table:table-cell>
          <table:table-cell office:value-type="float" office:value="0.89735038199999995">
            <text:p>0.89735038199999995</text:p>
          </table:table-cell>
          <table:table-cell office:value-type="float" office:value="0.91508239099999999">
            <text:p>0.91508239099999999</text:p>
          </table:table-cell>
          <table:table-cell office:value-type="float" office:value="17.73241586">
            <text:p>17.73241586</text:p>
          </table:table-cell>
          <table:table-cell office:value-type="float" office:value="0.036278440000000002">
            <text:p>0.036278440000000002</text:p>
          </table:table-cell>
          <table:table-cell office:value-type="float" office:value="0.0050839889999999997">
            <text:p>0.0050839889999999997</text:p>
          </table:table-cell>
          <table:table-cell office:value-type="float" office:value="0.17685741099999999">
            <text:p>0.17685741099999999</text:p>
          </table:table-cell>
          <table:table-cell table:number-columns-repeated="1024"/>
        </table:table-row>
        <table:table-row table:style-name="ro81">
          <table:table-cell office:value-type="string">
            <text:p>2018_mean</text:p>
          </table:table-cell>
          <table:table-cell office:value-type="float" office:value="0.68459822000000004">
            <text:p>0.68459822000000004</text:p>
          </table:table-cell>
          <table:table-cell office:value-type="float" office:value="0.70900584499999997">
            <text:p>0.70900584499999997</text:p>
          </table:table-cell>
          <table:table-cell office:value-type="float" office:value="13.42404133">
            <text:p>13.42404133</text:p>
          </table:table-cell>
          <table:table-cell office:value-type="float" office:value="0.107191175">
            <text:p>0.107191175</text:p>
          </table:table-cell>
          <table:table-cell office:value-type="float" office:value="0.041927001999999998">
            <text:p>0.041927001999999998</text:p>
          </table:table-cell>
          <table:table-cell office:value-type="float" office:value="0.18900758100000001">
            <text:p>0.18900758100000001</text:p>
          </table:table-cell>
          <table:table-cell table:number-columns-repeated="1024"/>
        </table:table-row>
        <table:table-row table:style-name="ro82">
          <table:table-cell office:value-type="string">
            <text:p>2019_mean</text:p>
          </table:table-cell>
          <table:table-cell office:value-type="float" office:value="0.688641383">
            <text:p>0.688641383</text:p>
          </table:table-cell>
          <table:table-cell office:value-type="float" office:value="0.68450503799999995">
            <text:p>0.68450503799999995</text:p>
          </table:table-cell>
          <table:table-cell office:value-type="float" office:value="14.172579499999999">
            <text:p>14.172579499999999</text:p>
          </table:table-cell>
          <table:table-cell office:value-type="float" office:value="0.075910769000000003">
            <text:p>0.075910769000000003</text:p>
          </table:table-cell>
          <table:table-cell office:value-type="float" office:value="0.011510651">
            <text:p>0.011510651</text:p>
          </table:table-cell>
          <table:table-cell office:value-type="float" office:value="0.35715169299999999">
            <text:p>0.35715169299999999</text:p>
          </table:table-cell>
          <table:table-cell table:number-columns-repeated="1024"/>
        </table:table-row>
        <table:table-row table:style-name="ro83">
          <table:table-cell table:style-name="ce9" office:value-type="string">
            <text:p>mean</text:p>
          </table:table-cell>
          <table:table-cell table:style-name="ce9" table:formula="of:=AVERAGE([.B2:.B5])" office:value-type="float" office:value="0.79906067100000011">
            <text:p>0.79906067100000011</text:p>
          </table:table-cell>
          <table:table-cell table:style-name="ce9" table:formula="of:=AVERAGE([.C2:.C5])" office:value-type="float" office:value="0.81089122000000002">
            <text:p>0.81089122000000002</text:p>
          </table:table-cell>
          <table:table-cell table:style-name="ce9" table:formula="of:=AVERAGE([.D2:.D5])" office:value-type="float" office:value="16.588043385000002">
            <text:p>16.588043385000002</text:p>
          </table:table-cell>
          <table:table-cell table:style-name="ce9" table:formula="of:=AVERAGE([.E2:.E5])" office:value-type="float" office:value="0.060082396750000003">
            <text:p>0.060082396750000003</text:p>
          </table:table-cell>
          <table:table-cell table:style-name="ce9" table:formula="of:=AVERAGE([.F2:.F5])" office:value-type="float" office:value="0.015909905499999998">
            <text:p>0.015909905499999998</text:p>
          </table:table-cell>
          <table:table-cell table:style-name="ce9" table:formula="of:=AVERAGE([.G2:.G5])" office:value-type="float" office:value="0.22736554199999998">
            <text:p>0.22736554199999998</text:p>
          </table:table-cell>
          <table:table-cell table:number-columns-repeated="1024"/>
        </table:table-row>
        <table:table-row table:number-rows-repeated="2" table:style-name="ro77">
          <table:table-cell table:number-columns-repeated="1024"/>
        </table:table-row>
        <table:table-row table:style-name="ro84">
          <table:table-cell office:value-type="string">
            <text:p>nnunet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AVERAGE([.B9:.E9])" office:value-type="float" office:value="5.5">
            <text:p>5.5</text:p>
          </table:table-cell>
          <table:table-cell table:number-columns-repeated="1024"/>
        </table:table-row>
        <table:table-row table:style-name="ro85">
          <table:table-cell office:value-type="string">
            <text:p>dega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10:.E10])" office:value-type="float" office:value="2.75">
            <text:p>2.75</text:p>
          </table:table-cell>
          <table:table-cell table:number-columns-repeated="1024"/>
        </table:table-row>
        <table:table-row table:style-name="ro86">
          <table:table-cell office:value-type="string">
            <text:p>robin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AVERAGE([.B11:.E11])" office:value-type="float" office:value="5.25">
            <text:p>5.25</text:p>
          </table:table-cell>
          <table:table-cell table:number-columns-repeated="1024"/>
        </table:table-row>
        <table:table-row table:style-name="ro87">
          <table:table-cell office:value-type="string">
            <text:p>deepotsu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AVERAGE([.B12:.E12])" office:value-type="float" office:value="6.5">
            <text:p>6.5</text:p>
          </table:table-cell>
          <table:table-cell table:number-columns-repeated="1024"/>
        </table:table-row>
        <table:table-row table:style-name="ro88">
          <table:table-cell office:value-type="string">
            <text:p>2stageg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13:.E13])" office:value-type="float" office:value="1.5">
            <text:p>1.5</text:p>
          </table:table-cell>
          <table:table-cell table:number-columns-repeated="1024"/>
        </table:table-row>
        <table:table-row table:style-name="ro89">
          <table:table-cell office:value-type="string">
            <text:p>dplinkne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4:.E14])" office:value-type="float" office:value="3.5">
            <text:p>3.5</text:p>
          </table:table-cell>
          <table:table-cell table:number-columns-repeated="1024"/>
        </table:table-row>
        <table:table-row table:style-name="ro90">
          <table:table-cell office:value-type="string">
            <text:p>sae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AVERAGE([.B15:.E15])" office:value-type="float" office:value="7.75">
            <text:p>7.75</text:p>
          </table:table-cell>
          <table:table-cell table:number-columns-repeated="1024"/>
        </table:table-row>
        <table:table-row table:style-name="ro91">
          <table:table-cell office:value-type="string">
            <text:p>sauvolane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B16:.E16])" office:value-type="float" office:value="3.25">
            <text:p>3.25</text:p>
          </table:table-cell>
          <table:table-cell table:number-columns-repeated="1024"/>
        </table:table-row>
        <table:table-row table:number-rows-repeated="48" table:style-name="ro7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